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3.7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.06pt"/>
    </style:style>
    <style:style style:name="co4" style:family="table-column">
      <style:table-column-properties fo:break-before="auto" style:column-width="103.61pt"/>
    </style:style>
    <style:style style:name="co5" style:family="table-column">
      <style:table-column-properties fo:break-before="auto" style:column-width="75.34pt"/>
    </style:style>
    <style:style style:name="co6" style:family="table-column">
      <style:table-column-properties fo:break-before="auto" style:column-width="131.81pt"/>
    </style:style>
    <style:style style:name="co7" style:family="table-column">
      <style:table-column-properties fo:break-before="auto" style:column-width="64.29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65.85pt"/>
    </style:style>
    <style:style style:name="co10" style:family="table-column">
      <style:table-column-properties fo:break-before="auto" style:column-width="82.26pt"/>
    </style:style>
    <style:style style:name="co11" style:family="table-column">
      <style:table-column-properties fo:break-before="auto" style:column-width="56.41pt"/>
    </style:style>
    <style:style style:name="co12" style:family="table-column">
      <style:table-column-properties fo:break-before="auto" style:column-width="67.35pt"/>
    </style:style>
    <style:style style:name="co13" style:family="table-column">
      <style:table-column-properties fo:break-before="auto" style:column-width="72.26pt"/>
    </style:style>
    <style:style style:name="co14" style:family="table-column">
      <style:table-column-properties fo:break-before="auto" style:column-width="64.26pt"/>
    </style:style>
    <style:style style:name="co15" style:family="table-column">
      <style:table-column-properties fo:break-before="auto" style:column-width="186.01pt"/>
    </style:style>
    <style:style style:name="co16" style:family="table-column">
      <style:table-column-properties fo:break-before="auto" style:column-width="103.41pt"/>
    </style:style>
    <style:style style:name="co17" style:family="table-column">
      <style:table-column-properties fo:break-before="auto" style:column-width="306.71pt"/>
    </style:style>
    <style:style style:name="co18" style:family="table-column">
      <style:table-column-properties fo:break-before="auto" style:column-width="174.44pt"/>
    </style:style>
    <style:style style:name="co19" style:family="table-column">
      <style:table-column-properties fo:break-before="auto" style:column-width="91.05pt"/>
    </style:style>
    <style:style style:name="co20" style:family="table-column">
      <style:table-column-properties fo:break-before="auto" style:column-width="219.2pt"/>
    </style:style>
    <style:style style:name="co21" style:family="table-column">
      <style:table-column-properties fo:break-before="auto" style:column-width="187.54pt"/>
    </style:style>
    <style:style style:name="co22" style:family="table-column">
      <style:table-column-properties fo:break-before="auto" style:column-width="90.31pt"/>
    </style:style>
    <style:style style:name="co23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92.61pt"/>
    </style:style>
    <style:style style:name="co25" style:family="table-column">
      <style:table-column-properties fo:break-before="auto" style:column-width="178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23.9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13.8pt" fo:break-before="auto" style:use-optimal-row-height="true"/>
    </style:style>
    <style:style style:name="ro8" style:family="table-row">
      <style:table-row-properties style:row-height="14.14pt" fo:break-before="auto" style:use-optimal-row-height="true"/>
    </style:style>
    <style:style style:name="ro9" style:family="table-row">
      <style:table-row-properties style:row-height="14.2pt" fo:break-before="auto" style:use-optimal-row-height="true"/>
    </style:style>
    <style:style style:name="ro10" style:family="table-row">
      <style:table-row-properties style:row-height="46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>
      <style:table-cell-properties fo:wrap-option="wrap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9" style:family="table-cell" style:parent-style-name="Default">
      <style:table-cell-properties fo:wrap-option="wrap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 style:data-style-name="N134"/>
    <style:style style:name="ce15" style:family="table-cell" style:parent-style-name="Default" style:data-style-name="N3"/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1"/>
    <style:style style:name="ce19" style:family="table-cell" style:parent-style-name="Default" style:data-style-name="N1"/>
    <style:style style:name="ce20" style:family="table-cell" style:parent-style-name="Default" style:data-style-name="N3"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3" style:family="table-cell" style:parent-style-name="Default">
      <style:table-cell-properties fo:background-color="transparent" fo:wrap-option="wrap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27" style:family="table-cell" style:parent-style-name="Default" style:data-style-name="N104">
      <style:table-cell-properties fo:background-color="transparent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ffffff"/>
    </style:style>
    <style:style style:name="ce3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ext-properties style:font-name="Liberation Sans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999999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33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'panel-kit-funding-calculator'.B21"/>
    </style:style>
    <style:style style:name="ce40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46]))&gt;0)" style:apply-style-name="ConditionalStyle_5f_1" style:base-cell-address="'panel-kit-funding-calculator'.B46"/>
    </style:style>
    <style:style style:name="ce41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'printed-part-funding-calculator'.B21"/>
    </style:style>
    <style:style style:name="ce42" style:family="table-cell" style:parent-style-name="Default" style:data-style-name="N104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lightpanel.B21"/>
    </style:style>
    <style:style style:name="ce44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45]))&gt;0)" style:apply-style-name="ConditionalStyle_5f_1" style:base-cell-address="lightpanel.B45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'photo booth kit'.B21"/>
    </style:style>
    <style:style style:name="ce47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0]))&gt;0)" style:apply-style-name="ConditionalStyle_5f_1" style:base-cell-address="'making-progress-bundle'.B20"/>
    </style:style>
    <style:style style:name="ce48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octopanel.B21"/>
    </style:style>
    <style:style style:name="ce49" style:family="table-cell" style:parent-style-name="Default">
      <style:table-cell-properties style:text-align-source="fix" style:repeat-content="false" style:rotation-align="none"/>
      <style:paragraph-properties fo:text-align="end" fo:margin-left="0pt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LEN(TRIM([.B21]))&gt;0)" style:apply-style-name="ConditionalStyle_5f_1" style:base-cell-address="'making-progress-bundle'.B21"/>
    </style:style>
  </office:automatic-styles>
  <office:body>
    <office:spreadsheet>
      <table:calculation-settings table:automatic-find-labels="false"/>
      <table:table table:name="BOM-microcluster-panel-k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column table:style-name="co5" table:default-cell-style-name="Default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Copyright 2017 by the Colorado Printing Project, ltd. CC-BY-SA 4.0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5" table:number-rows-spanned="1">
            <text:p>Microcluster basic (half-stack) bom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vitamin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  <table:table-cell table:style-name="ce2" table:number-columns-repeated="1015"/>
          <table:table-cell table:number-columns-repeated="2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corrugated plastic sheet, Black, 24x36”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www.signoutfitters.com/CorrugatedPlasticYardSignBlanks-36x24.aspx</text:p>
          </table:table-cell>
          <table:table-cell office:value-type="currency" office:currency="USD" office:value="3.05" calcext:value-type="currency">
            <text:p>$3.05</text:p>
          </table:table-cell>
          <table:table-cell table:style-name="ce4" table:formula="of:=[.D6]*[.B6]" office:value-type="currency" office:currency="USD" office:value="12.2" calcext:value-type="currency">
            <text:p>$12.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TG door panel, 24x35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interstateplastics.com/Petg-Vivak-Sheet-PTGCE~~SH.php?vid=20180423232112-8p-C201804232321-4</text:p>
          </table:table-cell>
          <table:table-cell table:formula="of:=52.14/2" office:value-type="currency" office:currency="USD" office:value="26.07" calcext:value-type="currency">
            <text:p>$26.07</text:p>
          </table:table-cell>
          <table:table-cell table:style-name="ce4" table:formula="of:=[.D7]*[.B7]" office:value-type="currency" office:currency="USD" office:value="52.14" calcext:value-type="currency">
            <text:p>$52.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pe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8]*[.B8]" office:value-type="currency" office:currency="USD" office:value="1" calcext:value-type="currency">
            <text:p>$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net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s://www.kjmagnetics.com/proddetail.asp?prod=R841</text:p>
          </table:table-cell>
          <table:table-cell office:value-type="currency" office:currency="USD" office:value="0.52" calcext:value-type="currency">
            <text:p>$0.52</text:p>
          </table:table-cell>
          <table:table-cell table:style-name="ce4" table:formula="of:=[.D9]*[.B9]" office:value-type="currency" office:currency="USD" office:value="7.28" calcext:value-type="currency">
            <text:p>$7.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e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master </text:p>
          </table:table-cell>
          <table:table-cell office:value-type="currency" office:currency="USD" office:value="3" calcext:value-type="currency">
            <text:p>$3.00</text:p>
          </table:table-cell>
          <table:table-cell table:style-name="ce4" table:formula="of:=[.D10]*[.B10]" office:value-type="currency" office:currency="USD" office:value="3" calcext:value-type="currency">
            <text:p>$3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ine</text:p>
          </table:table-cell>
          <table:table-cell office:value-type="currency" office:currency="USD" office:value="7" calcext:value-type="currency">
            <text:p>$7.00</text:p>
          </table:table-cell>
          <table:table-cell table:style-name="ce4" table:formula="of:=[.D11]*[.B11]" office:value-type="currency" office:currency="USD" office:value="7" calcext:value-type="currency">
            <text:p>$7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ck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ickergiant</text:p>
          </table:table-cell>
          <table:table-cell office:value-type="currency" office:currency="USD" office:value="2" calcext:value-type="currency">
            <text:p>$2.00</text:p>
          </table:table-cell>
          <table:table-cell table:style-name="ce4" table:formula="of:=[.D12]*[.B12]" office:value-type="currency" office:currency="USD" office:value="8" calcext:value-type="currency">
            <text:p>$8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e al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dp/B01BLQL2DU/ref=twister_B00NF8HKI4?_encoding=UTF8&amp;psc=1</text:p>
          </table:table-cell>
          <table:table-cell table:formula="of:=146/24" office:value-type="currency" office:currency="USD" office:value="6.08333333333333" calcext:value-type="currency">
            <text:p>$6.08</text:p>
          </table:table-cell>
          <table:table-cell table:style-name="ce4" table:formula="of:=[.D13]*[.B13]" office:value-type="currency" office:currency="USD" office:value="6.08333333333333" calcext:value-type="currency">
            <text:p>$6.0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/>
          <table:table-cell table:number-columns-repeated="1017"/>
        </table:table-row>
        <table:table-row table:style-name="ro1">
          <table:table-cell table:number-columns-repeated="3"/>
          <table:table-cell table:style-name="ce6" office:value-type="string" calcext:value-type="string">
            <text:p>Single qty BOM cost</text:p>
          </table:table-cell>
          <table:table-cell table:style-name="ce4" table:formula="of:=SUM([.E6:.E13])" office:value-type="currency" office:currency="USD" office:value="96.7033333333333" calcext:value-type="currency">
            <text:p>$96.70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3"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E15]+['printed parts'.D18]*0" office:value-type="currency" office:currency="USD" office:value="96.7033333333333" calcext:value-type="currency">
            <text:p>$96.70</text:p>
          </table:table-cell>
          <table:table-cell table:style-name="ce3" table:number-columns-repeated="1017"/>
        </table:table-row>
        <table:table-row table:style-name="ro1" table:number-rows-repeated="2">
          <table:table-cell table:number-columns-repeated="1022"/>
        </table:table-row>
        <table:table-row table:style-name="ro2">
          <table:table-cell table:style-name="ce1" office:value-type="string" calcext:value-type="string" table:number-columns-spanned="5" table:number-rows-spanned="1">
            <text:p>Microcluster full (full-stack) bom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vitamins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corrugated plastic pallet liner, 24x48”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s://www.signoutfitters.com/CorrugatedPlasticYardSignBlanks-36x24.aspx</text:p>
          </table:table-cell>
          <table:table-cell table:formula="of:=3.05" office:value-type="currency" office:currency="USD" office:value="3.05" calcext:value-type="currency">
            <text:p>$3.05</text:p>
          </table:table-cell>
          <table:table-cell table:style-name="ce4" table:formula="of:=[.D24]*[.B24]" office:value-type="currency" office:currency="USD" office:value="24.4" calcext:value-type="currency">
            <text:p>$24.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ont clear panel, 24x22”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ttps://www.interstateplastics.com/Petg-Vivak-Sheet-PTGCE~~SH.php?vid=20180423232112-8p-C201804232321-4</text:p>
          </table:table-cell>
          <table:table-cell table:formula="of:=75.18/6" office:value-type="currency" office:currency="USD" office:value="12.53" calcext:value-type="currency">
            <text:p>$12.53</text:p>
          </table:table-cell>
          <table:table-cell table:style-name="ce4" table:formula="of:=[.D25]*[.B25]" office:value-type="currency" office:currency="USD" office:value="75.18" calcext:value-type="currency">
            <text:p>$75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pe</text:p>
          </table:table-cell>
          <table:table-cell office:value-type="float" office:value="1" calcext:value-type="float">
            <text:p>1</text:p>
          </table:table-cell>
          <table:table-cell/>
          <table:table-cell office:value-type="currency" office:currency="USD" office:value="1" calcext:value-type="currency">
            <text:p>$1.00</text:p>
          </table:table-cell>
          <table:table-cell table:style-name="ce4" table:formula="of:=[.D26]*[.B26]" office:value-type="currency" office:currency="USD" office:value="1" calcext:value-type="currency">
            <text:p>$1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net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ttps://www.kjmagnetics.com/proddetail.asp?prod=R841</text:p>
          </table:table-cell>
          <table:table-cell office:value-type="currency" office:currency="USD" office:value="0.52" calcext:value-type="currency">
            <text:p>$0.52</text:p>
          </table:table-cell>
          <table:table-cell table:style-name="ce4" table:formula="of:=[.D27]*[.B27]" office:value-type="currency" office:currency="USD" office:value="14.56" calcext:value-type="currency">
            <text:p>$14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aste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master </text:p>
          </table:table-cell>
          <table:table-cell office:value-type="currency" office:currency="USD" office:value="3" calcext:value-type="currency">
            <text:p>$3.00</text:p>
          </table:table-cell>
          <table:table-cell table:style-name="ce4" table:formula="of:=[.D28]*[.B28]" office:value-type="currency" office:currency="USD" office:value="3" calcext:value-type="currency">
            <text:p>$3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ine</text:p>
          </table:table-cell>
          <table:table-cell office:value-type="currency" office:currency="USD" office:value="7" calcext:value-type="currency">
            <text:p>$7.00</text:p>
          </table:table-cell>
          <table:table-cell table:style-name="ce4" table:formula="of:=[.D29]*[.B29]" office:value-type="currency" office:currency="USD" office:value="7" calcext:value-type="currency">
            <text:p>$7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cker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ickergiant</text:p>
          </table:table-cell>
          <table:table-cell office:value-type="currency" office:currency="USD" office:value="2" calcext:value-type="currency">
            <text:p>$2.00</text:p>
          </table:table-cell>
          <table:table-cell table:style-name="ce4" table:formula="of:=[.D30]*[.B30]" office:value-type="currency" office:currency="USD" office:value="20" calcext:value-type="currency">
            <text:p>$20.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re al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dp/B01BLQL2DU/ref=twister_B00NF8HKI4?_encoding=UTF8&amp;psc=1</text:p>
          </table:table-cell>
          <table:table-cell table:formula="of:=146/24" office:value-type="currency" office:currency="USD" office:value="6.08333333333333" calcext:value-type="currency">
            <text:p>$6.08</text:p>
          </table:table-cell>
          <table:table-cell table:style-name="ce4" table:formula="of:=[.D31]*[.B31]" office:value-type="currency" office:currency="USD" office:value="6.08333333333333" calcext:value-type="currency">
            <text:p>$6.0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4"/>
          <table:table-cell table:number-columns-repeated="1017"/>
        </table:table-row>
        <table:table-row table:style-name="ro1">
          <table:table-cell table:number-columns-repeated="3"/>
          <table:table-cell table:style-name="ce6" office:value-type="string" calcext:value-type="string">
            <text:p>Single qty BOM cost</text:p>
          </table:table-cell>
          <table:table-cell table:style-name="ce4" table:formula="of:=SUM([.E24:.E31])" office:value-type="currency" office:currency="USD" office:value="151.223333333333" calcext:value-type="currency">
            <text:p>$151.22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4"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E33]+['printed parts'.D35]*0" office:value-type="currency" office:currency="USD" office:value="151.223333333333" calcext:value-type="currency">
            <text:p>$151.22</text:p>
          </table:table-cell>
          <table:table-cell table:number-columns-repeated="1017"/>
        </table:table-row>
        <table:table-row table:style-name="ro1" table:number-rows-repeated="104854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rinted parts" table:style-name="ta1">
        <table:table-column table:style-name="co6" table:default-cell-style-name="Default"/>
        <table:table-column table:style-name="co7" table:default-cell-style-name="ce4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10" table:default-cell-style-name="Default"/>
        <table:table-row table:style-name="ro1">
          <table:table-cell table:style-name="ce8" office:value-type="string" calcext:value-type="string" table:number-columns-spanned="10" table:number-rows-spanned="1">
            <text:p>Copyright 2018 by the Colorado Printing Project, ltd. CC-BY-SA 4.0</text:p>
          </table:table-cell>
          <table:covered-table-cell table:number-columns-repeated="9" table:style-name="ce9"/>
          <table:table-cell table:style-name="ce9" table:number-columns-repeated="1010"/>
        </table:table-row>
        <table:table-row table:style-name="ro4">
          <table:table-cell table:style-name="ce9" office:value-type="string" calcext:value-type="string">
            <text:p>Part Name</text:p>
          </table:table-cell>
          <table:table-cell table:style-name="ce9" office:value-type="string" calcext:value-type="string">
            <text:p>$ EA</text:p>
          </table:table-cell>
          <table:table-cell table:style-name="ce9" office:value-type="string" calcext:value-type="string">
            <text:p>$ Total</text:p>
          </table:table-cell>
          <table:table-cell table:style-name="ce9" office:value-type="string" calcext:value-type="string">
            <text:p>Qty</text:p>
          </table:table-cell>
          <table:table-cell table:style-name="ce9" office:value-type="string" calcext:value-type="string">
            <text:p>Mass (g)</text:p>
          </table:table-cell>
          <table:table-cell table:style-name="ce9" office:value-type="string" calcext:value-type="string">
            <text:p>Mass total (g)</text:p>
          </table:table-cell>
          <table:table-cell table:style-name="ce9" office:value-type="string" calcext:value-type="string">
            <text:p>Print time (min)</text:p>
          </table:table-cell>
          <table:table-cell table:style-name="ce9" office:value-type="string" calcext:value-type="string">
            <text:p>Print time total (min)</text:p>
          </table:table-cell>
          <table:table-cell table:style-name="ce9" office:value-type="string" calcext:value-type="string">
            <text:p>Person time (min)</text:p>
          </table:table-cell>
          <table:table-cell table:style-name="ce9" office:value-type="string" calcext:value-type="string">
            <text:p>Person time total (min)</text:p>
          </table:table-cell>
          <table:table-cell table:style-name="ce9" office:value-type="string" calcext:value-type="string">
            <text:p>g/hr</text:p>
          </table:table-cell>
          <table:table-cell table:style-name="ce9" office:value-type="string" calcext:value-type="string">
            <text:p>$/g</text:p>
          </table:table-cell>
          <table:table-cell table:style-name="ce23" table:number-columns-repeated="2"/>
          <table:table-cell table:style-name="ce9" table:number-columns-repeated="1006"/>
        </table:table-row>
        <table:table-row table:style-name="ro5">
          <table:table-cell table:style-name="ce10" table:number-columns-repeated="12"/>
          <table:table-cell table:style-name="ce24"/>
          <table:table-cell table:style-name="ce29"/>
          <table:table-cell table:style-name="ce10" table:number-columns-repeated="1006"/>
        </table:table-row>
        <table:table-row table:style-name="ro1">
          <table:table-cell table:style-name="ce11" office:value-type="string" calcext:value-type="string">
            <text:p>slider guider</text:p>
          </table:table-cell>
          <table:table-cell table:formula="of:=([.E4]/1000)*[.$B$15]+([.G4]/60)*([.$B$12]+[.$B$13]+[.$B$14])+([.I4]/60)*[.$B$11]" office:value-type="currency" office:currency="USD" office:value="1.78053333333333" calcext:value-type="currency">
            <text:p>$1.78</text:p>
          </table:table-cell>
          <table:table-cell table:style-name="ce4" table:formula="of:=[.B4]*[.D4]" office:value-type="currency" office:currency="USD" office:value="17.8053333333333" calcext:value-type="currency">
            <text:p>$17.81</text:p>
          </table:table-cell>
          <table:table-cell office:value-type="float" office:value="10" calcext:value-type="float">
            <text:p>10</text:p>
          </table:table-cell>
          <table:table-cell table:formula="of:=45/2" office:value-type="float" office:value="22.5" calcext:value-type="float">
            <text:p>22.5</text:p>
          </table:table-cell>
          <table:table-cell table:formula="of:=[.E4]*[.D4]" office:value-type="float" office:value="225" calcext:value-type="float">
            <text:p>225</text:p>
          </table:table-cell>
          <table:table-cell table:formula="of:=50" office:value-type="float" office:value="50" calcext:value-type="float">
            <text:p>50</text:p>
          </table:table-cell>
          <table:table-cell table:formula="of:=[.G4]*[.D4]" office:value-type="float" office:value="500" calcext:value-type="float">
            <text:p>500</text:p>
          </table:table-cell>
          <table:table-cell table:formula="of:=5/4" office:value-type="float" office:value="1.25" calcext:value-type="float">
            <text:p>1.25</text:p>
          </table:table-cell>
          <table:table-cell table:formula="of:=[.I4]*[.D4]" office:value-type="float" office:value="12.5" calcext:value-type="float">
            <text:p>12.5</text:p>
          </table:table-cell>
          <table:table-cell table:style-name="ce19" table:formula="of:=[.E4]/([.G4]/60)" office:value-type="float" office:value="27" calcext:value-type="float">
            <text:p>27</text:p>
          </table:table-cell>
          <table:table-cell table:style-name="ce4" table:formula="of:=[.B4]/[.E4]" office:value-type="currency" office:currency="USD" office:value="0.0791348148148148" calcext:value-type="currency">
            <text:p>$0.08</text:p>
          </table:table-cell>
          <table:table-cell table:style-name="ce24" table:number-columns-repeated="2"/>
          <table:table-cell table:number-columns-repeated="1006"/>
        </table:table-row>
        <table:table-row table:style-name="ro1">
          <table:table-cell table:style-name="ce11" office:value-type="string" calcext:value-type="string">
            <text:p>panel handle</text:p>
          </table:table-cell>
          <table:table-cell table:formula="of:=([.E5]/1000)*[.$B$15]+([.G5]/60)*([.$B$12]+[.$B$13]+[.$B$14])+([.I5]/60)*[.$B$11]" office:value-type="currency" office:currency="USD" office:value="0.600614814814815" calcext:value-type="currency">
            <text:p>$0.60</text:p>
          </table:table-cell>
          <table:table-cell table:style-name="ce4" table:formula="of:=[.B5]*[.D5]" office:value-type="currency" office:currency="USD" office:value="9.60983703703704" calcext:value-type="currency">
            <text:p>$9.6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E5]*[.D5]" office:value-type="float" office:value="160" calcext:value-type="float">
            <text:p>160</text:p>
          </table:table-cell>
          <table:table-cell table:style-name="ce19" table:formula="of:=100/18" office:value-type="float" office:value="5.55555555555556" calcext:value-type="float">
            <text:p>6</text:p>
          </table:table-cell>
          <table:table-cell table:style-name="ce19" table:formula="of:=[.G5]*[.D5]" office:value-type="float" office:value="88.8888888888889" calcext:value-type="float">
            <text:p>89</text:p>
          </table:table-cell>
          <table:table-cell table:formula="of:=10/10" office:value-type="float" office:value="1" calcext:value-type="float">
            <text:p>1</text:p>
          </table:table-cell>
          <table:table-cell table:formula="of:=[.I5]*[.D5]" office:value-type="float" office:value="16" calcext:value-type="float">
            <text:p>16</text:p>
          </table:table-cell>
          <table:table-cell table:style-name="ce19" table:formula="of:=[.E5]/([.G5]/60)" office:value-type="float" office:value="108" calcext:value-type="float">
            <text:p>108</text:p>
          </table:table-cell>
          <table:table-cell table:style-name="ce4" table:formula="of:=[.B5]/[.E5]" office:value-type="currency" office:currency="USD" office:value="0.0600614814814815" calcext:value-type="currency">
            <text:p>$0.06</text:p>
          </table:table-cell>
          <table:table-cell table:style-name="ce24" table:number-columns-repeated="2"/>
          <table:table-cell table:number-columns-repeated="1006"/>
        </table:table-row>
        <table:table-row table:style-name="ro1">
          <table:table-cell/>
          <table:table-cell table:style-name="Default"/>
          <table:table-cell/>
          <table:table-cell table:style-name="ce15" table:number-columns-repeated="7"/>
          <table:table-cell/>
          <table:table-cell table:style-name="ce21" office:value-type="string" calcext:value-type="string">
            <text:p>Average $/g</text:p>
          </table:table-cell>
          <table:table-cell table:style-name="ce25" table:number-columns-repeated="2"/>
          <table:table-cell table:number-columns-repeated="100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/>
          <table:table-cell table:style-name="ce4" table:formula="of:=SUM([.C4:.C5])" office:value-type="currency" office:currency="USD" office:value="27.4151703703704" calcext:value-type="currency">
            <text:p>$27.42</text:p>
          </table:table-cell>
          <table:table-cell table:style-name="ce15" table:formula="of:=SUM([.D4:.D5])" office:value-type="float" office:value="26" calcext:value-type="float">
            <text:p>26</text:p>
          </table:table-cell>
          <table:table-cell table:style-name="ce15" table:formula="of:=SUM([.E4:.E5])" office:value-type="float" office:value="32.5" calcext:value-type="float">
            <text:p>33</text:p>
          </table:table-cell>
          <table:table-cell table:style-name="ce15" table:formula="of:=SUM([.F4:.F5])" office:value-type="float" office:value="385" calcext:value-type="float">
            <text:p>385</text:p>
          </table:table-cell>
          <table:table-cell table:style-name="ce15" table:formula="of:=SUM([.G4:.G5])" office:value-type="float" office:value="55.5555555555556" calcext:value-type="float">
            <text:p>56</text:p>
          </table:table-cell>
          <table:table-cell table:style-name="ce15" table:formula="of:=SUM([.H4:.H5])" office:value-type="float" office:value="588.888888888889" calcext:value-type="float">
            <text:p>589</text:p>
          </table:table-cell>
          <table:table-cell table:style-name="ce15" table:formula="of:=SUM([.I4:.I5])" office:value-type="float" office:value="2.25" calcext:value-type="float">
            <text:p>2</text:p>
          </table:table-cell>
          <table:table-cell table:style-name="ce15" table:formula="of:=SUM([.J4:.J5])" office:value-type="float" office:value="28.5" calcext:value-type="float">
            <text:p>29</text:p>
          </table:table-cell>
          <table:table-cell table:style-name="ce20"/>
          <table:table-cell table:style-name="ce22"/>
          <table:table-cell table:style-name="ce26" table:number-columns-repeated="2"/>
          <table:table-cell table:style-name="ce12" table:number-columns-repeated="1006"/>
        </table:table-row>
        <table:table-row table:style-name="ro1">
          <table:table-cell table:style-name="ce12" office:value-type="string" calcext:value-type="string">
            <text:p>Average</text:p>
          </table:table-cell>
          <table:table-cell table:formula="of:=AVERAGE([.B4:.B5])" office:value-type="currency" office:currency="USD" office:value="1.19057407407407" calcext:value-type="currency">
            <text:p>$1.19</text:p>
          </table:table-cell>
          <table:table-cell table:style-name="ce4"/>
          <table:table-cell table:style-name="ce14" table:formula="of:=AVERAGE([.D4:.D5])" office:value-type="float" office:value="13" calcext:value-type="float">
            <text:p>13.0</text:p>
          </table:table-cell>
          <table:table-cell table:style-name="ce15" table:formula="of:=AVERAGE([.E4:.E5])" office:value-type="float" office:value="16.25" calcext:value-type="float">
            <text:p>16</text:p>
          </table:table-cell>
          <table:table-cell table:style-name="ce15" table:formula="of:=AVERAGE([.F4:.F5])" office:value-type="float" office:value="192.5" calcext:value-type="float">
            <text:p>193</text:p>
          </table:table-cell>
          <table:table-cell table:style-name="ce15" table:formula="of:=AVERAGE([.G4:.G5])" office:value-type="float" office:value="27.7777777777778" calcext:value-type="float">
            <text:p>28</text:p>
          </table:table-cell>
          <table:table-cell table:style-name="ce15" table:formula="of:=AVERAGE([.H4:.H5])" office:value-type="float" office:value="294.444444444444" calcext:value-type="float">
            <text:p>294</text:p>
          </table:table-cell>
          <table:table-cell table:style-name="ce15" table:formula="of:=AVERAGE([.I4:.I5])" office:value-type="float" office:value="1.125" calcext:value-type="float">
            <text:p>1</text:p>
          </table:table-cell>
          <table:table-cell table:style-name="ce15" table:formula="of:=AVERAGE([.J4:.J5])" office:value-type="float" office:value="14.25" calcext:value-type="float">
            <text:p>14</text:p>
          </table:table-cell>
          <table:table-cell table:style-name="ce15" table:formula="of:=AVERAGE([.K4:.K5])" office:value-type="float" office:value="67.5" calcext:value-type="float">
            <text:p>68</text:p>
          </table:table-cell>
          <table:table-cell table:style-name="ce4" table:formula="of:=AVERAGE([.L4:.L5])" office:value-type="currency" office:currency="USD" office:value="0.0695981481481482" calcext:value-type="currency">
            <text:p>$0.07</text:p>
          </table:table-cell>
          <table:table-cell table:style-name="ce27" table:number-columns-repeated="2"/>
          <table:table-cell table:number-columns-repeated="1006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 table:number-columns-repeated="2"/>
          <table:table-cell table:number-columns-repeated="1006"/>
        </table:table-row>
        <table:table-row table:style-name="ro6">
          <table:table-cell table:style-name="ce2" office:value-type="string" calcext:value-type="string">
            <text:p>Labor &amp; equipment costs</text:p>
          </table:table-cell>
          <table:table-cell table:style-name="ce3" table:number-columns-repeated="2"/>
          <table:table-cell table:style-name="ce16" office:value-type="string" calcext:value-type="string">
            <text:p>Overhead cost per microcluster</text:p>
          </table:table-cell>
          <table:table-cell table:style-name="ce16" office:value-type="string" calcext:value-type="string">
            <text:p>% of total cost</text:p>
          </table:table-cell>
          <table:table-cell table:style-name="ce3" table:number-columns-repeated="3"/>
          <table:table-cell table:number-columns-repeated="2"/>
          <table:table-cell table:style-name="ce3" table:number-columns-repeated="1010"/>
        </table:table-row>
        <table:table-row table:style-name="ro1">
          <table:table-cell office:value-type="string" calcext:value-type="string">
            <text:p>Printer flip rate per hr</text:p>
          </table:table-cell>
          <table:table-cell office:value-type="currency" office:currency="USD" office:value="15" calcext:value-type="currency">
            <text:p>$15.00</text:p>
          </table:table-cell>
          <table:table-cell/>
          <table:table-cell table:style-name="ce4" table:formula="of:=([.J7]/60)*[.B11]" office:value-type="currency" office:currency="USD" office:value="7.125" calcext:value-type="currency">
            <text:p>$7.13</text:p>
          </table:table-cell>
          <table:table-cell table:style-name="ce18" table:formula="of:=[.D11]/[.D$18]" office:value-type="percentage" office:value="0.259892603392336" calcext:value-type="percentage">
            <text:p>25.99%</text:p>
          </table:table-cell>
          <table:table-cell table:number-columns-repeated="5"/>
          <table:table-cell table:style-name="ce19"/>
          <table:table-cell table:number-columns-repeated="1009"/>
        </table:table-row>
        <table:table-row table:style-name="ro1">
          <table:table-cell office:value-type="string" calcext:value-type="string">
            <text:p>Printer cost per hr</text:p>
          </table:table-cell>
          <table:table-cell table:formula="of:=2850/(50*30*2)" office:value-type="currency" office:currency="USD" office:value="0.95" calcext:value-type="currency">
            <text:p>$0.95</text:p>
          </table:table-cell>
          <table:table-cell table:style-name="ce4"/>
          <table:table-cell table:style-name="ce4" table:formula="of:=([.H7]/60)*[.B12]" office:value-type="currency" office:currency="USD" office:value="9.32407407407407" calcext:value-type="currency">
            <text:p>$9.32</text:p>
          </table:table-cell>
          <table:table-cell table:style-name="ce18" table:formula="of:=[.D12]/[.D$18]" office:value-type="percentage" office:value="0.340106369871453" calcext:value-type="percentage">
            <text:p>34.01%</text:p>
          </table:table-cell>
          <table:table-cell table:style-name="ce4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office:value-type="string" calcext:value-type="string">
            <text:p>Space cost per hr</text:p>
          </table:table-cell>
          <table:table-cell table:formula="of:=1/160*16" office:value-type="currency" office:currency="USD" office:value="0.1" calcext:value-type="currency">
            <text:p>$0.10</text:p>
          </table:table-cell>
          <table:table-cell/>
          <table:table-cell table:style-name="ce4" table:formula="of:=([.H7]/60)*[.B13]" office:value-type="currency" office:currency="USD" office:value="0.981481481481482" calcext:value-type="currency">
            <text:p>$0.98</text:p>
          </table:table-cell>
          <table:table-cell table:style-name="ce18" table:formula="of:=[.D13]/[.D$18]" office:value-type="percentage" office:value="0.0358006705127845" calcext:value-type="percentage">
            <text:p>3.5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lectricity cost per hr</text:p>
          </table:table-cell>
          <table:table-cell table:formula="of:=0.4*0.0916" office:value-type="currency" office:currency="USD" office:value="0.03664" calcext:value-type="currency">
            <text:p>$0.04</text:p>
          </table:table-cell>
          <table:table-cell/>
          <table:table-cell table:style-name="ce4" table:formula="of:=([.H7]/60)*[.B14]" office:value-type="currency" office:currency="USD" office:value="0.359614814814815" calcext:value-type="currency">
            <text:p>$0.36</text:p>
          </table:table-cell>
          <table:table-cell table:style-name="ce18" table:formula="of:=[.D14]/[.D$18]" office:value-type="percentage" office:value="0.0131173656758842" calcext:value-type="percentage">
            <text:p>1.31%</text:p>
          </table:table-cell>
          <table:table-cell table:number-columns-repeated="2"/>
          <table:table-cell table:formula="of:=[.H7]/60" office:value-type="float" office:value="9.81481481481482" calcext:value-type="float">
            <text:p>9.8148148148148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Filament cost (PLA)</text:p>
          </table:table-cell>
          <table:table-cell office:value-type="currency" office:currency="USD" office:value="25" calcext:value-type="currency">
            <text:p>$25.00</text:p>
          </table:table-cell>
          <table:table-cell/>
          <table:table-cell table:style-name="ce4" table:formula="of:=([.$F$7]/1000)*[.B15]" office:value-type="currency" office:currency="USD" office:value="9.625" calcext:value-type="currency">
            <text:p>$9.63</text:p>
          </table:table-cell>
          <table:table-cell table:style-name="ce18" table:formula="of:=[.D15]/[.D18]" office:value-type="percentage" office:value="0.351082990547542" calcext:value-type="percentage">
            <text:p>35.11%</text:p>
          </table:table-cell>
          <table:table-cell table:number-columns-repeated="1015"/>
        </table:table-row>
        <table:table-row table:style-name="ro1">
          <table:table-cell table:number-columns-repeated="3"/>
          <table:table-cell table:style-name="ce4"/>
          <table:table-cell table:style-name="ce18"/>
          <table:table-cell table:number-columns-repeated="1015"/>
        </table:table-row>
        <table:table-row table:style-name="ro1">
          <table:table-cell table:number-columns-repeated="3"/>
          <table:table-cell table:style-name="ce17" office:value-type="string" calcext:value-type="string" table:number-columns-spanned="3" table:number-rows-spanned="1">
            <text:p>Total printed part cost per microcluster</text:p>
          </table:table-cell>
          <table:covered-table-cell table:number-columns-repeated="2"/>
          <table:table-cell/>
          <table:table-cell table:style-name="ce12"/>
          <table:table-cell table:number-columns-repeated="1012"/>
        </table:table-row>
        <table:table-row table:style-name="ro1">
          <table:table-cell/>
          <table:table-cell table:style-name="Default"/>
          <table:table-cell/>
          <table:table-cell table:style-name="ce4" table:formula="of:=[.D15]+[.D11]+[.D12]+[.D13]+[.D14]" office:value-type="currency" office:currency="USD" office:value="27.4151703703704" calcext:value-type="currency">
            <text:p>$27.42</text:p>
          </table:table-cell>
          <table:table-cell table:number-columns-repeated="3"/>
          <table:table-cell table:style-name="ce4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18"/>
        </table:table-row>
        <table:table-row table:style-name="ro1">
          <table:table-cell/>
          <table:table-cell table:style-name="ce13" table:number-columns-repeated="2"/>
          <table:table-cell table:number-columns-repeated="1017"/>
        </table:table-row>
        <table:table-row table:style-name="ro1">
          <table:table-cell/>
          <table:table-cell table:style-name="ce14" table:number-columns-repeated="4"/>
          <table:table-cell table:style-name="ce4"/>
          <table:table-cell table:number-columns-repeated="1014"/>
        </table:table-row>
        <table:table-row table:style-name="ro1">
          <table:table-cell/>
          <table:table-cell table:style-name="ce14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4"/>
          <table:table-cell table:style-name="Default"/>
          <table:table-cell table:number-columns-repeated="1018"/>
        </table:table-row>
      </table:table>
      <table:table table:name="panel-kit-funding-calculator" table:style-name="ta1">
        <table:table-column table:style-name="co15" table:default-cell-style-name="ce31"/>
        <table:table-column table:style-name="co16" table:default-cell-style-name="ce37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Copyright 2018 by the Colorado Printing Project, ltd. CC-BY-SA 4.0</text:p>
          </table:table-cell>
          <table:table-cell table:style-name="ce34"/>
          <table:table-cell table:number-columns-repeated="5"/>
        </table:table-row>
        <table:table-row table:style-name="ro1">
          <table:table-cell table:style-name="Default"/>
          <table:table-cell table:style-name="ce34"/>
          <table:table-cell table:number-columns-repeated="5"/>
        </table:table-row>
        <table:table-row table:style-name="ro5">
          <table:table-cell table:style-name="ce30" office:value-type="string" calcext:value-type="string" table:number-columns-spanned="2" table:number-rows-spanned="1">
            <text:p>microcluster half stack funding goal calculator</text:p>
          </table:table-cell>
          <table:covered-table-cell table:style-name="ce34"/>
          <table:table-cell table:number-columns-repeated="5"/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5"/>
        </table:table-row>
        <table:table-row table:style-name="ro7">
          <table:table-cell table:style-name="ce32" office:value-type="string" calcext:value-type="string">
            <text:p>BOM</text:p>
          </table:table-cell>
          <table:table-cell table:style-name="ce36" table:formula="of:=['BOM-microcluster-panel-kit'.E17]" office:value-type="float" office:value="96.7033333333333" calcext:value-type="float">
            <text:p>$96.70</text:p>
          </table:table-cell>
          <table:table-cell table:number-columns-repeated="5"/>
        </table:table-row>
        <table:table-row table:style-name="ro7">
          <table:table-cell table:style-name="ce32"/>
          <table:table-cell table:style-name="ce36"/>
          <table:table-cell table:number-columns-repeated="5"/>
        </table:table-row>
        <table:table-row table:style-name="ro7">
          <table:table-cell office:value-type="string" calcext:value-type="string">
            <text:p>Batch Cost (inc labor)</text:p>
          </table:table-cell>
          <table:table-cell table:formula="of:=([.B5]+[.B6])*[.B4]" office:value-type="float" office:value="967.033333333333" calcext:value-type="float">
            <text:p>$967.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tch Shipping (from mfr)</text:p>
          </table:table-cell>
          <table:table-cell office:value-type="float" office:value="15" calcext:value-type="float">
            <text:p>$15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7:.B8])" office:value-type="float" office:value="982.033333333333" calcext:value-type="float">
            <text:p>$982.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9]/[.B4]" office:value-type="float" office:value="98.2033333333333" calcext:value-type="float">
            <text:p>$98.2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8" office:value-type="float" office:value="0" calcext:value-type="float">
            <text:p>$0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8" office:value-type="float" office:value="25" calcext:value-type="float">
            <text:p>$25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1232.03333333333" calcext:value-type="float">
            <text:p>$1,232.0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38.7289666666667" calcext:value-type="float">
            <text:p>$38.7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13]" office:value-type="float" office:value="86.2423333333333" calcext:value-type="float">
            <text:p>$86.2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 </text:p>
          </table:table-cell>
          <table:table-cell table:formula="of:=SUM([.B14:.B15];[.B13])" office:value-type="float" office:value="1357.00463333333" calcext:value-type="float">
            <text:p>$1,357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/microcluster</text:p>
          </table:table-cell>
          <table:table-cell table:formula="of:=[.B16]/[.B4]" office:value-type="float" office:value="135.700463333333" calcext:value-type="float">
            <text:p>$135.70</text:p>
          </table:table-cell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17]-[.B10]" office:value-type="float" office:value="37.49713" calcext:value-type="float">
            <text:p>$37.50</text:p>
          </table:table-cell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8" office:value-type="float" office:value="200" calcext:value-type="float">
            <text:p>$200.00</text:p>
          </table:table-cell>
          <table:table-cell/>
          <table:table-cell table:style-name="ce4"/>
          <table:table-cell office:value-type="string" calcext:value-type="string">
            <text:p>profit per</text:p>
          </table:table-cell>
          <table:table-cell table:number-columns-repeated="2"/>
        </table:table-row>
        <table:table-row table:style-name="ro1">
          <table:table-cell table:style-name="ce33"/>
          <table:table-cell table:style-name="ce34"/>
          <table:table-cell/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8">
          <table:table-cell office:value-type="string" calcext:value-type="string">
            <text:p>Min # units</text:p>
          </table:table-cell>
          <table:table-cell table:style-name="ce39" table:formula="of:=CEILING([.B9]/([.B19]-[.B18]))" office:value-type="float" office:value="7" calcext:value-type="float">
            <text:p>7</text:p>
          </table:table-cell>
          <table:table-cell table:number-columns-repeated="2"/>
          <table:table-cell table:formula="of:=([.B19]-[.B17])*[.E20]" office:value-type="float" office:value="64.299536666667" calcext:value-type="float">
            <text:p>64.299536666667</text:p>
          </table:table-cell>
          <table:table-cell table:formula="of:=([.B19]-[.B17])*[.F20]" office:value-type="float" office:value="642.99536666667" calcext:value-type="float">
            <text:p>642.99536666667</text:p>
          </table:table-cell>
          <table:table-cell table:formula="of:=([.B19]-[.B17])*[.G20]" office:value-type="float" office:value="6429.9536666667" calcext:value-type="float">
            <text:p>6429.9536666667</text:p>
          </table:table-cell>
        </table:table-row>
        <table:table-row table:style-name="ro1">
          <table:table-cell table:style-name="ce33"/>
          <table:table-cell table:style-name="ce34"/>
          <table:table-cell table:number-columns-repeated="5"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21]*[.B19]" office:value-type="float" office:value="1400" calcext:value-type="float">
            <text:p>$1,400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23]+[.B23]*0.15" office:value-type="float" office:value="1610" calcext:value-type="float">
            <text:p>$1,610.00</text:p>
          </table:table-cell>
          <table:table-cell/>
          <table:table-cell office:value-type="string" calcext:value-type="string">
            <text:p>margin</text:p>
          </table:table-cell>
          <table:table-cell table:style-name="ce18" table:formula="of:=([.B19]-[.B17])/[.B19]" office:value-type="percentage" office:value="0.321497683333333" calcext:value-type="percentage">
            <text:p>32.15%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less sales tax</text:p>
          </table:table-cell>
          <table:table-cell table:style-name="ce18" table:formula="of:=[.E24]-0.07" office:value-type="percentage" office:value="0.251497683333333" calcext:value-type="percentage">
            <text:p>25.15%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18"/>
          <table:table-cell/>
        </table:table-row>
        <table:table-row table:style-name="ro5">
          <table:table-cell table:style-name="ce30" office:value-type="string" calcext:value-type="string" table:number-columns-spanned="2" table:number-rows-spanned="1">
            <text:p>microcluster full stack funding goal calculator</text:p>
          </table:table-cell>
          <table:covered-table-cell table:style-name="ce34"/>
          <table:table-cell table:number-columns-repeated="5"/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5"/>
        </table:table-row>
        <table:table-row table:style-name="ro7">
          <table:table-cell table:style-name="ce32" office:value-type="string" calcext:value-type="string">
            <text:p>BOM</text:p>
          </table:table-cell>
          <table:table-cell table:style-name="ce36" table:formula="of:=['BOM-microcluster-panel-kit'.E33]" office:value-type="float" office:value="151.223333333333" calcext:value-type="float">
            <text:p>$151.22</text:p>
          </table:table-cell>
          <table:table-cell table:number-columns-repeated="5"/>
        </table:table-row>
        <table:table-row table:style-name="ro7">
          <table:table-cell table:style-name="ce32"/>
          <table:table-cell table:style-name="ce36"/>
          <table:table-cell table:number-columns-repeated="5"/>
        </table:table-row>
        <table:table-row table:style-name="ro7">
          <table:table-cell office:value-type="string" calcext:value-type="string">
            <text:p>Batch Cost (inc labor)</text:p>
          </table:table-cell>
          <table:table-cell table:formula="of:=([.B30]+[.B31])*[.B29]" office:value-type="float" office:value="1512.23333333333" calcext:value-type="float">
            <text:p>$1,512.2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tch Shipping (from mfr)</text:p>
          </table:table-cell>
          <table:table-cell office:value-type="float" office:value="15" calcext:value-type="float">
            <text:p>$15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32:.B33])" office:value-type="float" office:value="1527.23333333333" calcext:value-type="float">
            <text:p>$1,527.2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34]/[.B29]" office:value-type="float" office:value="152.723333333333" calcext:value-type="float">
            <text:p>$152.7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8" office:value-type="float" office:value="0" calcext:value-type="float">
            <text:p>$0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8" office:value-type="float" office:value="25" calcext:value-type="float">
            <text:p>$25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29]*([.B36]+[.B37])+[.B34]" office:value-type="float" office:value="1777.23333333333" calcext:value-type="float">
            <text:p>$1,777.23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dit card fee (2.9%+$0.30)</text:p>
          </table:table-cell>
          <table:table-cell table:formula="of:=[.B38]*0.029+[.B29]*0.3" office:value-type="float" office:value="54.5397666666667" calcext:value-type="float">
            <text:p>$54.54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38]" office:value-type="float" office:value="124.406333333333" calcext:value-type="float">
            <text:p>$124.41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 </text:p>
          </table:table-cell>
          <table:table-cell table:formula="of:=SUM([.B39:.B40];[.B38])" office:value-type="float" office:value="1956.17943333333" calcext:value-type="float">
            <text:p>$1,956.1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/microcluster</text:p>
          </table:table-cell>
          <table:table-cell table:formula="of:=[.B41]/[.B29]" office:value-type="float" office:value="195.617943333333" calcext:value-type="float">
            <text:p>$195.62</text:p>
          </table:table-cell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42]-[.B35]" office:value-type="float" office:value="42.89461" calcext:value-type="float">
            <text:p>$42.89</text:p>
          </table:table-cell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8" office:value-type="float" office:value="300" calcext:value-type="float">
            <text:p>$300.00</text:p>
          </table:table-cell>
          <table:table-cell/>
          <table:table-cell table:style-name="ce4"/>
          <table:table-cell office:value-type="string" calcext:value-type="string">
            <text:p>profit per</text:p>
          </table:table-cell>
          <table:table-cell table:number-columns-repeated="2"/>
        </table:table-row>
        <table:table-row table:style-name="ro1">
          <table:table-cell table:style-name="ce33"/>
          <table:table-cell table:style-name="ce34"/>
          <table:table-cell/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</table:table-row>
        <table:table-row table:style-name="ro9">
          <table:table-cell office:value-type="string" calcext:value-type="string">
            <text:p>Min # units</text:p>
          </table:table-cell>
          <table:table-cell table:style-name="ce40" table:formula="of:=CEILING([.B34]/([.B44]-[.B43]))" office:value-type="float" office:value="6" calcext:value-type="float">
            <text:p>6</text:p>
          </table:table-cell>
          <table:table-cell table:number-columns-repeated="2"/>
          <table:table-cell table:formula="of:=([.B44]-[.B42])*[.E45]" office:value-type="float" office:value="104.382056666667" calcext:value-type="float">
            <text:p>104.382056666667</text:p>
          </table:table-cell>
          <table:table-cell table:formula="of:=([.B44]-[.B42])*[.F45]" office:value-type="float" office:value="1043.82056666667" calcext:value-type="float">
            <text:p>1043.82056666667</text:p>
          </table:table-cell>
          <table:table-cell table:formula="of:=([.B44]-[.B42])*[.G45]" office:value-type="float" office:value="10438.2056666667" calcext:value-type="float">
            <text:p>10438.2056666667</text:p>
          </table:table-cell>
        </table:table-row>
        <table:table-row table:style-name="ro1">
          <table:table-cell table:style-name="ce33"/>
          <table:table-cell table:style-name="ce34"/>
          <table:table-cell table:number-columns-repeated="5"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46]*[.B44]" office:value-type="float" office:value="1800" calcext:value-type="float">
            <text:p>$1,800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48]+[.B48]*0.15" office:value-type="float" office:value="2070" calcext:value-type="float">
            <text:p>$2,070.00</text:p>
          </table:table-cell>
          <table:table-cell/>
          <table:table-cell office:value-type="string" calcext:value-type="string">
            <text:p>margin</text:p>
          </table:table-cell>
          <table:table-cell table:style-name="ce18" table:formula="of:=([.B44]-[.B42])/[.B44]" office:value-type="percentage" office:value="0.347940188888889" calcext:value-type="percentage">
            <text:p>34.79%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4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less sales tax</text:p>
          </table:table-cell>
          <table:table-cell table:style-name="ce18" table:formula="of:=[.E49]-0.07" office:value-type="percentage" office:value="0.277940188888889" calcext:value-type="percentage">
            <text:p>27.79%</text:p>
          </table:table-cell>
          <table:table-cell/>
        </table:table-row>
        <calcext:conditional-formats>
          <calcext:conditional-format calcext:target-range-address="'panel-kit-funding-calculator'.B21:'panel-kit-funding-calculator'.B21">
            <calcext:condition calcext:apply-style-name="ConditionalStyle_1" calcext:value="formula-is(LEN(TRIM([.B21]))&gt;0)" calcext:base-cell-address="'panel-kit-funding-calculator'.B21"/>
          </calcext:conditional-format>
          <calcext:conditional-format calcext:target-range-address="'panel-kit-funding-calculator'.B46:'panel-kit-funding-calculator'.B46">
            <calcext:condition calcext:apply-style-name="ConditionalStyle_1" calcext:value="formula-is(LEN(TRIM([.B46]))&gt;0)" calcext:base-cell-address="'panel-kit-funding-calculator'.B46"/>
          </calcext:conditional-format>
        </calcext:conditional-formats>
      </table:table>
      <table:table table:name="printed-part-funding-calculator" table:style-name="ta1">
        <table:table-column table:style-name="co17" table:default-cell-style-name="ce31"/>
        <table:table-column table:style-name="co2" table:default-cell-style-name="ce37"/>
        <table:table-column table:style-name="co2" table:number-columns-repeated="4" table:default-cell-style-name="Default"/>
        <table:table-row table:style-name="ro1">
          <table:table-cell table:style-name="Default" office:value-type="string" calcext:value-type="string">
            <text:p>Copyright 2018 by the Colorado Printing Project, ltd. CC-BY-SA 4.0</text:p>
          </table:table-cell>
          <table:table-cell table:style-name="ce34"/>
          <table:table-cell table:number-columns-repeated="4"/>
        </table:table-row>
        <table:table-row table:style-name="ro1">
          <table:table-cell table:style-name="Default"/>
          <table:table-cell table:style-name="ce34"/>
          <table:table-cell table:number-columns-repeated="4"/>
        </table:table-row>
        <table:table-row table:style-name="ro5">
          <table:table-cell table:style-name="ce30" office:value-type="string" calcext:value-type="string" table:number-columns-spanned="2" table:number-rows-spanned="1">
            <text:p>microcluster funding goal calculator</text:p>
          </table:table-cell>
          <table:covered-table-cell table:style-name="ce34"/>
          <table:table-cell table:number-columns-repeated="4"/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4"/>
        </table:table-row>
        <table:table-row table:style-name="ro7">
          <table:table-cell table:style-name="ce32" office:value-type="string" calcext:value-type="string">
            <text:p>BOM</text:p>
          </table:table-cell>
          <table:table-cell table:style-name="ce36" table:formula="of:=['printed parts'.D18]" office:value-type="float" office:value="27.4151703703704" calcext:value-type="float">
            <text:p>$27.42</text:p>
          </table:table-cell>
          <table:table-cell table:number-columns-repeated="4"/>
        </table:table-row>
        <table:table-row table:style-name="ro7">
          <table:table-cell table:style-name="ce32"/>
          <table:table-cell table:style-name="ce36"/>
          <table:table-cell table:number-columns-repeated="4"/>
        </table:table-row>
        <table:table-row table:style-name="ro7">
          <table:table-cell office:value-type="string" calcext:value-type="string">
            <text:p>Batch Cost (inc labor)</text:p>
          </table:table-cell>
          <table:table-cell table:formula="of:=([.B5]+[.B6])*[.B4]" office:value-type="float" office:value="274.151703703704" calcext:value-type="float">
            <text:p>$274.15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Batch Shipping (from mfr)</text:p>
          </table:table-cell>
          <table:table-cell office:value-type="float" office:value="0" calcext:value-type="float">
            <text:p>$0.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7:.B8])" office:value-type="float" office:value="274.151703703704" calcext:value-type="float">
            <text:p>$274.15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9]/[.B4]" office:value-type="float" office:value="27.4151703703704" calcext:value-type="float">
            <text:p>$27.42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8" office:value-type="float" office:value="5" calcext:value-type="float">
            <text:p>$5.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8" office:value-type="float" office:value="15" calcext:value-type="float">
            <text:p>$15.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474.151703703704" calcext:value-type="float">
            <text:p>$474.15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16.7503994074074" calcext:value-type="float">
            <text:p>$16.75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13]" office:value-type="float" office:value="33.1906192592593" calcext:value-type="float">
            <text:p>$33.19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Total COGS </text:p>
          </table:table-cell>
          <table:table-cell table:formula="of:=SUM([.B14:.B15];[.B13])" office:value-type="float" office:value="524.09272237037" calcext:value-type="float">
            <text:p>$524.09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Total COGS/printed part kit</text:p>
          </table:table-cell>
          <table:table-cell table:formula="of:=[.B16]/[.B4]" office:value-type="float" office:value="52.409272237037" calcext:value-type="float">
            <text:p>$52.41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17]-[.B10]" office:value-type="float" office:value="24.9941018666667" calcext:value-type="float">
            <text:p>$24.99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8" office:value-type="float" office:value="100" calcext:value-type="float">
            <text:p>$100.00</text:p>
          </table:table-cell>
          <table:table-cell table:number-columns-repeated="4"/>
        </table:table-row>
        <table:table-row table:style-name="ro1">
          <table:table-cell table:style-name="ce33"/>
          <table:table-cell table:style-name="ce34"/>
          <table:table-cell table:number-columns-repeated="2"/>
          <table:table-cell office:value-type="string" calcext:value-type="string">
            <text:p>margin</text:p>
          </table:table-cell>
          <table:table-cell table:style-name="ce18" table:formula="of:=([.B19]-[.B17])/[.B19]" office:value-type="percentage" office:value="0.47590727762963" calcext:value-type="percentage">
            <text:p>47.59%</text:p>
          </table:table-cell>
        </table:table-row>
        <table:table-row table:style-name="ro9">
          <table:table-cell office:value-type="string" calcext:value-type="string">
            <text:p>Min # units</text:p>
          </table:table-cell>
          <table:table-cell table:style-name="ce41" table:formula="of:=CEILING([.B9]/([.B19]-[.B18])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33"/>
          <table:table-cell table:style-name="ce34"/>
          <table:table-cell table:number-columns-repeated="4"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21]*[.B19]" office:value-type="float" office:value="400" calcext:value-type="float">
            <text:p>$400.00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23]+[.B23]*0.15" office:value-type="float" office:value="460" calcext:value-type="float">
            <text:p>$460.00</text:p>
          </table:table-cell>
          <table:table-cell table:number-columns-repeated="4"/>
        </table:table-row>
        <calcext:conditional-formats>
          <calcext:conditional-format calcext:target-range-address="'printed-part-funding-calculator'.B21:'printed-part-funding-calculator'.B21">
            <calcext:condition calcext:apply-style-name="ConditionalStyle_1" calcext:value="formula-is(LEN(TRIM([.B21]))&gt;0)" calcext:base-cell-address="'printed-part-funding-calculator'.B21"/>
          </calcext:conditional-format>
        </calcext:conditional-formats>
      </table:table>
      <table:table table:name="octopanel" table:style-name="ta1">
        <table:table-column table:style-name="co18" table:default-cell-style-name="ce31"/>
        <table:table-column table:style-name="co2" table:default-cell-style-name="ce37"/>
        <table:table-column table:style-name="co2" table:number-columns-repeated="5" table:default-cell-style-name="Default"/>
        <table:table-column table:style-name="co19" table:default-cell-style-name="ce4"/>
        <table:table-column table:style-name="co2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34"/>
          <table:table-cell table:number-columns-repeated="5"/>
          <table:table-cell table:style-name="Default"/>
          <table:table-cell/>
        </table:table-row>
        <table:table-row table:style-name="ro1">
          <table:table-cell table:style-name="Default"/>
          <table:table-cell table:style-name="ce34"/>
          <table:table-cell table:number-columns-repeated="2"/>
          <table:table-cell table:style-name="ce45" office:value-type="string" calcext:value-type="string" table:number-columns-spanned="5" table:number-rows-spanned="1">
            <text:p>BOM</text:p>
          </table:table-cell>
          <table:covered-table-cell table:number-columns-repeated="2"/>
          <table:covered-table-cell table:style-name="Default"/>
          <table:covered-table-cell/>
        </table:table-row>
        <table:table-row table:style-name="ro4">
          <table:table-cell table:style-name="ce30" office:value-type="string" calcext:value-type="string" table:number-columns-spanned="2" table:number-rows-spanned="1">
            <text:p>OctoPanel funding goal calculator</text:p>
          </table:table-cell>
          <table:covered-table-cell table:style-name="ce34"/>
          <table:table-cell table:number-columns-repeated="2"/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7"/>
        </table:table-row>
        <table:table-row table:style-name="ro7">
          <table:table-cell table:style-name="ce32" office:value-type="string" calcext:value-type="string">
            <text:p>BOM</text:p>
          </table:table-cell>
          <table:table-cell table:style-name="ce36" table:formula="of:=[.I14]" office:value-type="float" office:value="119.8" calcext:value-type="float">
            <text:p>$119.80</text:p>
          </table:table-cell>
          <table:table-cell table:number-columns-repeated="2"/>
          <table:table-cell office:value-type="string" calcext:value-type="string">
            <text:p>corrugated plastic pallet liner, 24x48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ignoutfitters.com/CorrugatedPlasticYardSignBlanks-36x24.aspx</text:p>
          </table:table-cell>
          <table:table-cell table:formula="of:=3.8" office:value-type="currency" office:currency="USD" office:value="3.8" calcext:value-type="currency">
            <text:p>$3.80</text:p>
          </table:table-cell>
          <table:table-cell table:style-name="ce4" table:formula="of:=[.H5]*[.F5]" office:value-type="currency" office:currency="USD" office:value="3.8" calcext:value-type="currency">
            <text:p>$3.80</text:p>
          </table:table-cell>
        </table:table-row>
        <table:table-row table:style-name="ro7">
          <table:table-cell table:style-name="ce32"/>
          <table:table-cell table:style-name="ce36"/>
          <table:table-cell table:number-columns-repeated="2"/>
          <table:table-cell office:value-type="string" calcext:value-type="string">
            <text:p><text:a xlink:href="https://www.amazon.com/CanaKit-Raspberry-Complete-Starter-Kit/dp/B0778CZ97B/ref=sr_1_10?s=pc&amp;ie=UTF8&amp;qid=1522770363&amp;sr=1-10&amp;keywords=raspberry+pi" xlink:type="simple">https://www.amazon.com/CanaKit-Raspberry-Complete-Starter-Kit/dp/B0778CZ97B/ref=sr_1_10?s=pc&amp;ie=UTF8&amp;qid=1522770363&amp;sr=1-10&amp;keywords=raspberry+pi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CanaKit-Raspberry-Complete-Starter-Kit/dp/B0778CZ97B/ref=sr_1_10?s=pc&amp;ie=UTF8&amp;qid=1522770363&amp;sr=1-10&amp;keywords=raspberry+pi</text:p>
          </table:table-cell>
          <table:table-cell office:value-type="currency" office:currency="USD" office:value="70" calcext:value-type="currency">
            <text:p>$70.00</text:p>
          </table:table-cell>
          <table:table-cell table:style-name="ce4" table:formula="of:=[.H6]*[.F6]" office:value-type="currency" office:currency="USD" office:value="70" calcext:value-type="currency">
            <text:p>$70.00</text:p>
          </table:table-cell>
        </table:table-row>
        <table:table-row table:style-name="ro7">
          <table:table-cell office:value-type="string" calcext:value-type="string">
            <text:p>Batch Cost (inc labor)</text:p>
          </table:table-cell>
          <table:table-cell table:style-name="ce42" table:formula="of:=([.B5]+[.B6])*[.B4]" office:value-type="currency" office:currency="USD" office:value="599" calcext:value-type="currency">
            <text:p>$599.00</text:p>
          </table:table-cell>
          <table:table-cell table:number-columns-repeated="2"/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ine</text:p>
          </table:table-cell>
          <table:table-cell office:value-type="currency" office:currency="USD" office:value="7" calcext:value-type="currency">
            <text:p>$7.00</text:p>
          </table:table-cell>
          <table:table-cell table:style-name="ce4" table:formula="of:=[.H7]*[.F7]" office:value-type="currency" office:currency="USD" office:value="7" calcext:value-type="currency">
            <text:p>$7.00</text:p>
          </table:table-cell>
        </table:table-row>
        <table:table-row table:style-name="ro7">
          <table:table-cell office:value-type="string" calcext:value-type="string">
            <text:p>Batch Shipping (from mfr)</text:p>
          </table:table-cell>
          <table:table-cell table:formula="of:=10*[.B4]*0.1" office:value-type="float" office:value="5" calcext:value-type="float">
            <text:p>$5.00</text:p>
          </table:table-cell>
          <table:table-cell table:number-columns-repeated="2"/>
          <table:table-cell office:value-type="string" calcext:value-type="string">
            <text:p>Stic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ckergiant</text:p>
          </table:table-cell>
          <table:table-cell office:value-type="currency" office:currency="USD" office:value="2" calcext:value-type="currency">
            <text:p>$2.00</text:p>
          </table:table-cell>
          <table:table-cell table:style-name="ce4" table:formula="of:=[.H8]*[.F8]" office:value-type="currency" office:currency="USD" office:value="4" calcext:value-type="currency">
            <text:p>$4.00</text:p>
          </table:table-cell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7:.B8])" office:value-type="float" office:value="604" calcext:value-type="float">
            <text:p>$604.00</text:p>
          </table:table-cell>
          <table:table-cell table:number-columns-repeated="2"/>
          <table:table-cell office:value-type="string" calcext:value-type="string">
            <text:p>$10 to g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reo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H9]*[.F9]" office:value-type="currency" office:currency="USD" office:value="10" calcext:value-type="currency">
            <text:p>$10.00</text:p>
          </table:table-cell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9]/[.B4]" office:value-type="float" office:value="120.8" calcext:value-type="float">
            <text:p>$120.80</text:p>
          </table:table-cell>
          <table:table-cell table:number-columns-repeated="2"/>
          <table:table-cell office:value-type="string" calcext:value-type="string">
            <text:p>webc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Logitech-960-000694-Widescreen-designed-Recording/dp/B004FHO5Y6/ref=sr_1_6?ie=UTF8&amp;qid=1522770262&amp;sr=8-6&amp;keywords=logitech+webcam</text:p>
          </table:table-cell>
          <table:table-cell office:value-type="currency" office:currency="USD" office:value="25" calcext:value-type="currency">
            <text:p>$25.00</text:p>
          </table:table-cell>
          <table:table-cell table:style-name="ce4" table:formula="of:=[.H10]*[.F10]" office:value-type="currency" office:currency="USD" office:value="25" calcext:value-type="currency">
            <text:p>$25.00</text:p>
          </table:table-cell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8" office:value-type="float" office:value="0" calcext:value-type="float">
            <text:p>$0.00</text:p>
          </table:table-cell>
          <table:table-cell table:number-columns-repeated="6"/>
          <table:table-cell table:style-name="ce4"/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8" office:value-type="float" office:value="25" calcext:value-type="float">
            <text:p>$25.00</text:p>
          </table:table-cell>
          <table:table-cell table:number-columns-repeated="6"/>
          <table:table-cell table:style-name="ce4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729" calcext:value-type="float">
            <text:p>$729.00</text:p>
          </table:table-cell>
          <table:table-cell table:number-columns-repeated="6"/>
          <table:table-cell table:style-name="ce4"/>
        </table:table-row>
        <table:table-row table:style-name="ro3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22.641" calcext:value-type="float">
            <text:p>$22.64</text:p>
          </table:table-cell>
          <table:table-cell table:number-columns-repeated="5"/>
          <table:table-cell table:style-name="ce5" office:value-type="string" calcext:value-type="string">
            <text:p>Single qty BOM cost</text:p>
          </table:table-cell>
          <table:table-cell table:style-name="ce4" table:formula="of:=SUM([.I5:.I12])" office:value-type="currency" office:currency="USD" office:value="119.8" calcext:value-type="currency">
            <text:p>$119.80</text:p>
          </table:table-cell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13]" office:value-type="float" office:value="51.03" calcext:value-type="float">
            <text:p>$51.03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otal COGS </text:p>
          </table:table-cell>
          <table:table-cell table:formula="of:=SUM([.B14:.B15];[.B13])" office:value-type="float" office:value="802.671" calcext:value-type="float">
            <text:p>$802.67</text:p>
          </table:table-cell>
          <table:table-cell table:number-columns-repeated="2"/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I14]+[lightpanel.H17]*0" office:value-type="currency" office:currency="USD" office:value="119.8" calcext:value-type="currency">
            <text:p>$119.80</text:p>
          </table:table-cell>
        </table:table-row>
        <table:table-row table:style-name="ro7">
          <table:table-cell office:value-type="string" calcext:value-type="string">
            <text:p>Total COGS/octopanel</text:p>
          </table:table-cell>
          <table:table-cell table:formula="of:=[.B16]/[.B4]" office:value-type="float" office:value="160.5342" calcext:value-type="float">
            <text:p>$160.53</text:p>
          </table:table-cell>
          <table:table-cell/>
          <table:table-cell table:style-name="ce4"/>
          <table:table-cell table:number-columns-repeated="3"/>
          <table:table-cell table:style-name="Default"/>
          <table:table-cell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17]-[.B10]" office:value-type="float" office:value="39.7342" calcext:value-type="float">
            <text:p>$39.73</text:p>
          </table:table-cell>
          <table:table-cell/>
          <table:table-cell table:style-name="ce4"/>
          <table:table-cell table:number-columns-repeated="3"/>
          <table:table-cell table:style-name="Default"/>
          <table:table-cell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8" office:value-type="float" office:value="200" calcext:value-type="float">
            <text:p>$200.00</text:p>
          </table:table-cell>
          <table:table-cell/>
          <table:table-cell table:style-name="ce4"/>
          <table:table-cell table:number-columns-repeated="3"/>
          <table:table-cell table:style-name="Default"/>
          <table:table-cell/>
        </table:table-row>
        <table:table-row table:style-name="ro1">
          <table:table-cell table:style-name="ce33"/>
          <table:table-cell table:style-name="ce34"/>
          <table:table-cell/>
          <table:table-cell table:style-name="ce4"/>
          <table:table-cell table:number-columns-repeated="3"/>
          <table:table-cell table:style-name="Default"/>
          <table:table-cell/>
        </table:table-row>
        <table:table-row table:style-name="ro8">
          <table:table-cell office:value-type="string" calcext:value-type="string">
            <text:p>Min # units</text:p>
          </table:table-cell>
          <table:table-cell table:style-name="ce43" table:formula="of:=CEILING([.B9]/([.B19]-[.B18]))" office:value-type="float" office:value="4" calcext:value-type="float">
            <text:p>4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style-name="ce33"/>
          <table:table-cell table:style-name="ce34"/>
          <table:table-cell table:number-columns-repeated="5"/>
          <table:table-cell table:style-name="Default"/>
          <table:table-cell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21]*[.B19]" office:value-type="float" office:value="800" calcext:value-type="float">
            <text:p>$800.00</text:p>
          </table:table-cell>
          <table:table-cell table:number-columns-repeated="5"/>
          <table:table-cell table:style-name="Default"/>
          <table:table-cell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23]+[.B23]*0.15" office:value-type="float" office:value="920" calcext:value-type="float">
            <text:p>$920.00</text:p>
          </table:table-cell>
          <table:table-cell table:number-columns-repeated="5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5">
          <table:table-cell table:style-name="ce30" office:value-type="string" calcext:value-type="string" table:number-columns-spanned="2" table:number-rows-spanned="1">
            <text:p>OctoPanel extra brain cost calculator</text:p>
          </table:table-cell>
          <table:covered-table-cell table:style-name="ce34"/>
          <table:table-cell table:number-columns-repeated="2"/>
          <table:table-cell table:style-name="ce45" office:value-type="string" calcext:value-type="string" table:number-columns-spanned="5" table:number-rows-spanned="1">
            <text:p>BOM</text:p>
          </table:table-cell>
          <table:covered-table-cell table:number-columns-repeated="2"/>
          <table:covered-table-cell table:style-name="Default"/>
          <table:covered-table-cell/>
        </table:table-row>
        <table:table-row table:style-name="ro4">
          <table:table-cell office:value-type="string" calcext:value-type="string">
            <text:p>Batch Qty</text:p>
          </table:table-cell>
          <table:table-cell table:style-name="ce35" office:value-type="float" office:value="5" calcext:value-type="float">
            <text:p>5</text:p>
          </table:table-cell>
          <table:table-cell/>
          <table:table-cell table:style-name="ce12"/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</table:table-row>
        <table:table-row table:style-name="ro7">
          <table:table-cell table:style-name="ce32" office:value-type="string" calcext:value-type="string">
            <text:p>BOM</text:p>
          </table:table-cell>
          <table:table-cell table:style-name="ce36" table:formula="of:=[.I39]" office:value-type="float" office:value="112" calcext:value-type="float">
            <text:p>$112.00</text:p>
          </table:table-cell>
          <table:table-cell table:number-columns-repeated="7"/>
        </table:table-row>
        <table:table-row table:style-name="ro7">
          <table:table-cell table:style-name="ce32"/>
          <table:table-cell table:style-name="ce36"/>
          <table:table-cell table:number-columns-repeated="6"/>
          <table:table-cell table:style-name="ce4"/>
        </table:table-row>
        <table:table-row table:style-name="ro7">
          <table:table-cell office:value-type="string" calcext:value-type="string">
            <text:p>Batch Cost (inc labor)</text:p>
          </table:table-cell>
          <table:table-cell table:style-name="ce42" table:formula="of:=([.B29]+[.B30])*[.B28]" office:value-type="currency" office:currency="USD" office:value="560" calcext:value-type="currency">
            <text:p>$560.00</text:p>
          </table:table-cell>
          <table:table-cell table:number-columns-repeated="2"/>
          <table:table-cell office:value-type="string" calcext:value-type="string">
            <text:p>rpi k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CanaKit-Raspberry-Complete-Starter-Kit/dp/B0778CZ97B/ref=sr_1_10?s=pc&amp;ie=UTF8&amp;qid=1522770363&amp;sr=1-10&amp;keywords=raspberry+pi</text:p>
          </table:table-cell>
          <table:table-cell office:value-type="currency" office:currency="USD" office:value="70" calcext:value-type="currency">
            <text:p>$70.00</text:p>
          </table:table-cell>
          <table:table-cell table:style-name="ce4" table:formula="of:=[.H31]*[.F31]" office:value-type="currency" office:currency="USD" office:value="70" calcext:value-type="currency">
            <text:p>$70.00</text:p>
          </table:table-cell>
        </table:table-row>
        <table:table-row table:style-name="ro7">
          <table:table-cell office:value-type="string" calcext:value-type="string">
            <text:p>Batch Shipping (from mfr)</text:p>
          </table:table-cell>
          <table:table-cell table:formula="of:=10*[.B28]*0.1" office:value-type="float" office:value="5" calcext:value-type="float">
            <text:p>$5.00</text:p>
          </table:table-cell>
          <table:table-cell table:number-columns-repeated="2"/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ine</text:p>
          </table:table-cell>
          <table:table-cell office:value-type="currency" office:currency="USD" office:value="3" calcext:value-type="currency">
            <text:p>$3.00</text:p>
          </table:table-cell>
          <table:table-cell table:style-name="ce4" table:formula="of:=[.H32]*[.F32]" office:value-type="currency" office:currency="USD" office:value="3" calcext:value-type="currency">
            <text:p>$3.00</text:p>
          </table:table-cell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31:.B32])" office:value-type="float" office:value="565" calcext:value-type="float">
            <text:p>$565.00</text:p>
          </table:table-cell>
          <table:table-cell table:number-columns-repeated="2"/>
          <table:table-cell office:value-type="string" calcext:value-type="string">
            <text:p>Stic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ckergiant</text:p>
          </table:table-cell>
          <table:table-cell office:value-type="currency" office:currency="USD" office:value="2" calcext:value-type="currency">
            <text:p>$2.00</text:p>
          </table:table-cell>
          <table:table-cell table:style-name="ce4" table:formula="of:=[.H33]*[.F33]" office:value-type="currency" office:currency="USD" office:value="4" calcext:value-type="currency">
            <text:p>$4.00</text:p>
          </table:table-cell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33]/[.B28]" office:value-type="float" office:value="113" calcext:value-type="float">
            <text:p>$113.00</text:p>
          </table:table-cell>
          <table:table-cell table:number-columns-repeated="2"/>
          <table:table-cell office:value-type="string" calcext:value-type="string">
            <text:p>$10 to gi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reon</text:p>
          </table:table-cell>
          <table:table-cell office:value-type="currency" office:currency="USD" office:value="10" calcext:value-type="currency">
            <text:p>$10.00</text:p>
          </table:table-cell>
          <table:table-cell table:style-name="ce4" table:formula="of:=[.H34]*[.F34]" office:value-type="currency" office:currency="USD" office:value="10" calcext:value-type="currency">
            <text:p>$10.00</text:p>
          </table:table-cell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8" office:value-type="float" office:value="0" calcext:value-type="float">
            <text:p>$0.00</text:p>
          </table:table-cell>
          <table:table-cell table:number-columns-repeated="2"/>
          <table:table-cell office:value-type="string" calcext:value-type="string">
            <text:p>webc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Logitech-960-000694-Widescreen-designed-Recording/dp/B004FHO5Y6/ref=sr_1_6?ie=UTF8&amp;qid=1522770262&amp;sr=8-6&amp;keywords=logitech+webcam</text:p>
          </table:table-cell>
          <table:table-cell office:value-type="currency" office:currency="USD" office:value="25" calcext:value-type="currency">
            <text:p>$25.00</text:p>
          </table:table-cell>
          <table:table-cell table:style-name="ce4" table:formula="of:=[.H35]*[.F35]" office:value-type="currency" office:currency="USD" office:value="25" calcext:value-type="currency">
            <text:p>$25.00</text:p>
          </table:table-cell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8" office:value-type="float" office:value="10" calcext:value-type="float">
            <text:p>$10.00</text:p>
          </table:table-cell>
          <table:table-cell table:number-columns-repeated="6"/>
          <table:table-cell table:style-name="ce4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28]*([.B35]+[.B36])+[.B33]" office:value-type="float" office:value="615" calcext:value-type="float">
            <text:p>$615.00</text:p>
          </table:table-cell>
          <table:table-cell table:number-columns-repeated="6"/>
          <table:table-cell table:style-name="ce4"/>
        </table:table-row>
        <table:table-row table:style-name="ro7">
          <table:table-cell office:value-type="string" calcext:value-type="string">
            <text:p>Credit card fee (2.9%+$0.30)</text:p>
          </table:table-cell>
          <table:table-cell table:formula="of:=[.B37]*0.029+[.B28]*0.3" office:value-type="float" office:value="19.335" calcext:value-type="float">
            <text:p>$19.34</text:p>
          </table:table-cell>
          <table:table-cell table:number-columns-repeated="6"/>
          <table:table-cell table:style-name="ce4"/>
        </table:table-row>
        <table:table-row table:style-name="ro4">
          <table:table-cell office:value-type="string" calcext:value-type="string">
            <text:p>CrowdSupply fee (7%)</text:p>
          </table:table-cell>
          <table:table-cell table:formula="of:=0.07*[.B37]" office:value-type="float" office:value="43.05" calcext:value-type="float">
            <text:p>$43.05</text:p>
          </table:table-cell>
          <table:table-cell table:number-columns-repeated="5"/>
          <table:table-cell table:style-name="ce5" office:value-type="string" calcext:value-type="string">
            <text:p>Single qty BOM cost</text:p>
          </table:table-cell>
          <table:table-cell table:style-name="ce4" table:formula="of:=SUM([.I30:.I37])" office:value-type="currency" office:currency="USD" office:value="112" calcext:value-type="currency">
            <text:p>$112.00</text:p>
          </table:table-cell>
        </table:table-row>
        <table:table-row table:style-name="ro7">
          <table:table-cell office:value-type="string" calcext:value-type="string">
            <text:p>Total COGS </text:p>
          </table:table-cell>
          <table:table-cell table:formula="of:=SUM([.B38:.B39];[.B37])" office:value-type="float" office:value="677.385" calcext:value-type="float">
            <text:p>$677.39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Total COGS/octopanel</text:p>
          </table:table-cell>
          <table:table-cell table:formula="of:=[.B40]/[.B28]" office:value-type="float" office:value="135.477" calcext:value-type="float">
            <text:p>$135.48</text:p>
          </table:table-cell>
          <table:table-cell table:number-columns-repeated="2"/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I39]+[lightpanel.H42]*0" office:value-type="currency" office:currency="USD" office:value="112" calcext:value-type="currency">
            <text:p>$112.00</text:p>
          </table:table-cell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41]-[.B34]" office:value-type="float" office:value="22.477" calcext:value-type="float">
            <text:p>$22.48</text:p>
          </table:table-cell>
          <table:table-cell table:number-columns-repeated="5"/>
          <table:table-cell table:style-name="Default"/>
          <table:table-cell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8" office:value-type="float" office:value="150" calcext:value-type="float">
            <text:p>$150.00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style-name="ce33"/>
          <table:table-cell table:style-name="ce34"/>
          <table:table-cell table:number-columns-repeated="5"/>
          <table:table-cell table:style-name="Default"/>
          <table:table-cell/>
        </table:table-row>
        <table:table-row table:style-name="ro9">
          <table:table-cell office:value-type="string" calcext:value-type="string">
            <text:p>Min # units</text:p>
          </table:table-cell>
          <table:table-cell table:style-name="ce44" table:formula="of:=CEILING([.B33]/([.B43]-[.B42]))" office:value-type="float" office:value="5" calcext:value-type="float">
            <text:p>5</text:p>
          </table:table-cell>
          <table:table-cell table:number-columns-repeated="5"/>
          <table:table-cell table:style-name="Default"/>
          <table:table-cell/>
        </table:table-row>
        <table:table-row table:style-name="ro1">
          <table:table-cell table:style-name="ce33"/>
          <table:table-cell table:style-name="ce34"/>
          <table:table-cell table:number-columns-repeated="5"/>
          <table:table-cell table:style-name="Default"/>
          <table:table-cell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45]*[.B43]" office:value-type="float" office:value="750" calcext:value-type="float">
            <text:p>$750.00</text:p>
          </table:table-cell>
          <table:table-cell table:number-columns-repeated="5"/>
          <table:table-cell table:style-name="Default"/>
          <table:table-cell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47]+[.B47]*0.15" office:value-type="float" office:value="862.5" calcext:value-type="float">
            <text:p>$862.50</text:p>
          </table:table-cell>
          <table:table-cell table:number-columns-repeated="5"/>
          <table:table-cell table:style-name="Default"/>
          <table:table-cell/>
        </table:table-row>
        <calcext:conditional-formats>
          <calcext:conditional-format calcext:target-range-address="octopanel.B21:octopanel.B21">
            <calcext:condition calcext:apply-style-name="ConditionalStyle_1" calcext:value="formula-is(LEN(TRIM([.B21]))&gt;0)" calcext:base-cell-address="lightpanel.B21"/>
          </calcext:conditional-format>
          <calcext:conditional-format calcext:target-range-address="octopanel.B45:octopanel.B45">
            <calcext:condition calcext:apply-style-name="ConditionalStyle_1" calcext:value="formula-is(LEN(TRIM([.B45]))&gt;0)" calcext:base-cell-address="lightpanel.B45"/>
          </calcext:conditional-format>
        </calcext:conditional-formats>
      </table:table>
      <table:table table:name="lightpanel" table:style-name="ta1">
        <table:table-column table:style-name="co20" table:default-cell-style-name="ce31"/>
        <table:table-column table:style-name="co2" table:default-cell-style-name="ce37"/>
        <table:table-column table:style-name="co2" table:number-columns-repeated="7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ce34"/>
          <table:table-cell table:number-columns-repeated="7"/>
        </table:table-row>
        <table:table-row table:style-name="ro1">
          <table:table-cell table:style-name="Default"/>
          <table:table-cell table:style-name="ce34"/>
          <table:table-cell table:number-columns-repeated="2"/>
          <table:table-cell table:style-name="ce45" office:value-type="string" calcext:value-type="string" table:number-columns-spanned="5" table:number-rows-spanned="1">
            <text:p>BOM</text:p>
          </table:table-cell>
          <table:covered-table-cell table:number-columns-repeated="4"/>
        </table:table-row>
        <table:table-row table:style-name="ro4">
          <table:table-cell table:style-name="ce30" office:value-type="string" calcext:value-type="string" table:number-columns-spanned="2" table:number-rows-spanned="1">
            <text:p>OctoPanel funding goal calculator</text:p>
          </table:table-cell>
          <table:covered-table-cell table:style-name="ce34"/>
          <table:table-cell table:number-columns-repeated="2"/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5" office:value-type="float" office:value="10" calcext:value-type="float">
            <text:p>10</text:p>
          </table:table-cell>
          <table:table-cell table:number-columns-repeated="5"/>
          <table:table-cell table:style-name="ce4"/>
          <table:table-cell/>
        </table:table-row>
        <table:table-row table:style-name="ro7">
          <table:table-cell table:style-name="ce32" office:value-type="string" calcext:value-type="string">
            <text:p>BOM</text:p>
          </table:table-cell>
          <table:table-cell table:style-name="ce36" table:formula="of:=[.I14]" office:value-type="float" office:value="30.8" calcext:value-type="float">
            <text:p>$30.80</text:p>
          </table:table-cell>
          <table:table-cell table:number-columns-repeated="2"/>
          <table:table-cell office:value-type="string" calcext:value-type="string">
            <text:p>corrugated plastic pallet liner, 24x48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signoutfitters.com/CorrugatedPlasticYardSignBlanks-36x24.aspx</text:p>
          </table:table-cell>
          <table:table-cell table:style-name="ce4" table:formula="of:=3.8" office:value-type="currency" office:currency="USD" office:value="3.8" calcext:value-type="currency">
            <text:p>$3.80</text:p>
          </table:table-cell>
          <table:table-cell table:style-name="ce4" table:formula="of:=[.H5]*[.F5]" office:value-type="currency" office:currency="USD" office:value="3.8" calcext:value-type="currency">
            <text:p>$3.80</text:p>
          </table:table-cell>
        </table:table-row>
        <table:table-row table:style-name="ro7">
          <table:table-cell table:style-name="ce32"/>
          <table:table-cell table:style-name="ce36"/>
          <table:table-cell table:number-columns-repeated="2"/>
          <table:table-cell office:value-type="string" calcext:value-type="string">
            <text:p>LED Str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AMIR-Backlight-Lighting-Waterproof-controller/dp/B073NXF8B7/ref=sr_1_cc_1?s=aps&amp;ie=UTF8&amp;qid=1522789959&amp;sr=1-1-catcorr&amp;keywords=LED+strip+AMIR</text:p>
          </table:table-cell>
          <table:table-cell table:style-name="ce4" office:value-type="currency" office:currency="USD" office:value="10" calcext:value-type="currency">
            <text:p>$10.00</text:p>
          </table:table-cell>
          <table:table-cell table:style-name="ce4" table:formula="of:=[.H6]*[.F6]" office:value-type="currency" office:currency="USD" office:value="10" calcext:value-type="currency">
            <text:p>$10.00</text:p>
          </table:table-cell>
        </table:table-row>
        <table:table-row table:style-name="ro7">
          <table:table-cell office:value-type="string" calcext:value-type="string">
            <text:p>Batch Cost (inc labor)</text:p>
          </table:table-cell>
          <table:table-cell table:style-name="ce42" table:formula="of:=([.B5]+[.B6])*[.B4]" office:value-type="currency" office:currency="USD" office:value="308" calcext:value-type="currency">
            <text:p>$308.00</text:p>
          </table:table-cell>
          <table:table-cell table:number-columns-repeated="2"/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ine</text:p>
          </table:table-cell>
          <table:table-cell table:style-name="ce4" office:value-type="currency" office:currency="USD" office:value="7" calcext:value-type="currency">
            <text:p>$7.00</text:p>
          </table:table-cell>
          <table:table-cell table:style-name="ce4" table:formula="of:=[.H7]*[.F7]" office:value-type="currency" office:currency="USD" office:value="7" calcext:value-type="currency">
            <text:p>$7.00</text:p>
          </table:table-cell>
        </table:table-row>
        <table:table-row table:style-name="ro7">
          <table:table-cell office:value-type="string" calcext:value-type="string">
            <text:p>Batch Shipping (from mfr)</text:p>
          </table:table-cell>
          <table:table-cell office:value-type="float" office:value="0" calcext:value-type="float">
            <text:p>$0.00</text:p>
          </table:table-cell>
          <table:table-cell table:number-columns-repeated="2"/>
          <table:table-cell office:value-type="string" calcext:value-type="string">
            <text:p>Stick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ickergiant</text:p>
          </table:table-cell>
          <table:table-cell table:style-name="ce4" office:value-type="currency" office:currency="USD" office:value="2" calcext:value-type="currency">
            <text:p>$2.00</text:p>
          </table:table-cell>
          <table:table-cell table:style-name="ce4" table:formula="of:=[.H8]*[.F8]" office:value-type="currency" office:currency="USD" office:value="4" calcext:value-type="currency">
            <text:p>$4.00</text:p>
          </table:table-cell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7:.B8])" office:value-type="float" office:value="308" calcext:value-type="float">
            <text:p>$308.00</text:p>
          </table:table-cell>
          <table:table-cell table:number-columns-repeated="2"/>
          <table:table-cell office:value-type="string" calcext:value-type="string">
            <text:p>Printed parts and faste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printpro</text:p>
          </table:table-cell>
          <table:table-cell table:style-name="ce4" office:value-type="currency" office:currency="USD" office:value="6" calcext:value-type="currency">
            <text:p>$6.00</text:p>
          </table:table-cell>
          <table:table-cell table:style-name="ce4" table:formula="of:=[.H9]*[.F9]" office:value-type="currency" office:currency="USD" office:value="6" calcext:value-type="currency">
            <text:p>$6.00</text:p>
          </table:table-cell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9]/[.B4]" office:value-type="float" office:value="30.8" calcext:value-type="float">
            <text:p>$30.80</text:p>
          </table:table-cell>
          <table:table-cell table:number-columns-repeated="5"/>
          <table:table-cell table:style-name="ce4" table:number-columns-repeated="2"/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8" office:value-type="float" office:value="0" calcext:value-type="float">
            <text:p>$0.00</text:p>
          </table:table-cell>
          <table:table-cell table:number-columns-repeated="5"/>
          <table:table-cell table:style-name="ce4" table:number-columns-repeated="2"/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8" office:value-type="float" office:value="25" calcext:value-type="float">
            <text:p>$25.00</text:p>
          </table:table-cell>
          <table:table-cell table:number-columns-repeated="5"/>
          <table:table-cell table:style-name="ce4" table:number-columns-repeated="2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558" calcext:value-type="float">
            <text:p>$558.00</text:p>
          </table:table-cell>
          <table:table-cell table:number-columns-repeated="5"/>
          <table:table-cell table:style-name="ce4" table:number-columns-repeated="2"/>
        </table:table-row>
        <table:table-row table:style-name="ro4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19.182" calcext:value-type="float">
            <text:p>$19.18</text:p>
          </table:table-cell>
          <table:table-cell table:number-columns-repeated="5"/>
          <table:table-cell table:style-name="ce5" office:value-type="string" calcext:value-type="string">
            <text:p>Single qty BOM cost</text:p>
          </table:table-cell>
          <table:table-cell table:style-name="ce4" table:formula="of:=SUM([.I5:.I12])" office:value-type="currency" office:currency="USD" office:value="30.8" calcext:value-type="currency">
            <text:p>$30.80</text:p>
          </table:table-cell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13]" office:value-type="float" office:value="39.06" calcext:value-type="float">
            <text:p>$39.06</text:p>
          </table:table-cell>
          <table:table-cell table:number-columns-repeated="5"/>
          <table:table-cell table:style-name="ce4"/>
          <table:table-cell/>
        </table:table-row>
        <table:table-row table:style-name="ro10">
          <table:table-cell office:value-type="string" calcext:value-type="string">
            <text:p>Total COGS </text:p>
          </table:table-cell>
          <table:table-cell table:formula="of:=SUM([.B14:.B15];[.B13])" office:value-type="float" office:value="616.242" calcext:value-type="float">
            <text:p>$616.24</text:p>
          </table:table-cell>
          <table:table-cell table:number-columns-repeated="2"/>
          <table:table-cell table:style-name="ce3" table:number-columns-repeated="3"/>
          <table:table-cell table:style-name="ce5" office:value-type="string" calcext:value-type="string">
            <text:p>Single Qty BOM with printed parts</text:p>
          </table:table-cell>
          <table:table-cell table:style-name="ce7" table:formula="of:=[.I14]+['making-progress-bundle'.H17]*0" office:value-type="currency" office:currency="USD" office:value="30.8" calcext:value-type="currency">
            <text:p>$30.80</text:p>
          </table:table-cell>
        </table:table-row>
        <table:table-row table:style-name="ro7">
          <table:table-cell office:value-type="string" calcext:value-type="string">
            <text:p>Total COGS/lightpanel</text:p>
          </table:table-cell>
          <table:table-cell table:formula="of:=[.B16]/[.B4]" office:value-type="float" office:value="61.6242" calcext:value-type="float">
            <text:p>$61.62</text:p>
          </table:table-cell>
          <table:table-cell/>
          <table:table-cell table:style-name="ce4"/>
          <table:table-cell table:number-columns-repeated="5"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17]-[.B10]" office:value-type="float" office:value="30.8242" calcext:value-type="float">
            <text:p>$30.82</text:p>
          </table:table-cell>
          <table:table-cell/>
          <table:table-cell table:style-name="ce4"/>
          <table:table-cell table:number-columns-repeated="5"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8" office:value-type="float" office:value="100" calcext:value-type="float">
            <text:p>$100.00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table:style-name="ce33"/>
          <table:table-cell table:style-name="ce34"/>
          <table:table-cell/>
          <table:table-cell table:style-name="ce4"/>
          <table:table-cell table:number-columns-repeated="5"/>
        </table:table-row>
        <table:table-row table:style-name="ro9">
          <table:table-cell office:value-type="string" calcext:value-type="string">
            <text:p>Min # units</text:p>
          </table:table-cell>
          <table:table-cell table:style-name="ce46" table:formula="of:=CEILING([.B9]/([.B19]-[.B18])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style-name="ce33"/>
          <table:table-cell table:style-name="ce34"/>
          <table:table-cell table:number-columns-repeated="7"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21]*[.B19]" office:value-type="float" office:value="500" calcext:value-type="float">
            <text:p>$500.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23]+[.B23]*0.15" office:value-type="float" office:value="575" calcext:value-type="float">
            <text:p>$575.00</text:p>
          </table:table-cell>
          <table:table-cell table:number-columns-repeated="7"/>
        </table:table-row>
        <table:table-row table:style-name="ro1" table:number-rows-repeated="3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2"/>
          <table:table-cell/>
          <table:table-cell table:style-name="ce12"/>
          <table:table-cell table:style-name="ce4"/>
          <table:table-cell table:number-columns-repeated="4"/>
        </table:table-row>
        <calcext:conditional-formats>
          <calcext:conditional-format calcext:target-range-address="lightpanel.B21:lightpanel.B21">
            <calcext:condition calcext:apply-style-name="ConditionalStyle_1" calcext:value="formula-is(LEN(TRIM([.B21]))&gt;0)" calcext:base-cell-address="'photo booth kit'.B21"/>
          </calcext:conditional-format>
        </calcext:conditional-formats>
      </table:table>
      <table:table table:name="photo booth kit" table:style-name="ta1">
        <table:table-column table:style-name="co21" table:default-cell-style-name="ce31"/>
        <table:table-column table:style-name="co22" table:default-cell-style-name="ce37"/>
        <table:table-column table:style-name="co2" table:number-columns-repeated="1020" table:default-cell-style-name="Default"/>
        <table:table-row table:style-name="ro1">
          <table:table-cell table:style-name="Default" office:value-type="string" calcext:value-type="string">
            <text:p>Copyright 2017 by the Colorado Printing Project, ltd. CC-BY-SA 4.0</text:p>
          </table:table-cell>
          <table:table-cell table:style-name="Default"/>
          <table:table-cell/>
          <table:table-cell table:style-name="ce4"/>
          <table:table-cell table:number-columns-repeated="1018"/>
        </table:table-row>
        <table:table-row table:style-name="ro2">
          <table:table-cell table:style-name="ce30" office:value-type="string" calcext:value-type="string" table:number-columns-spanned="2" table:number-rows-spanned="1">
            <text:p>photo booth funding goal calculator</text:p>
          </table:table-cell>
          <table:covered-table-cell table:style-name="ce34"/>
          <table:table-cell/>
          <table:table-cell table:style-name="ce1" office:value-type="string" calcext:value-type="string" table:number-columns-spanned="5" table:number-rows-spanned="1">
            <text:p>Photo-booth bom</text:p>
          </table:table-cell>
          <table:covered-table-cell table:number-columns-repeated="2"/>
          <table:covered-table-cell table:style-name="ce4"/>
          <table:covered-table-cell/>
          <table:table-cell table:number-columns-repeated="1014"/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5" office:value-type="float" office:value="10" calcext:value-type="float">
            <text:p>10</text:p>
          </table:table-cell>
          <table:table-cell/>
          <table:table-cell office:value-type="string" calcext:value-type="string">
            <text:p>vitamins</text:p>
          </table:table-cell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printed parts</text:p>
          </table:table-cell>
          <table:table-cell table:number-columns-repeated="1012"/>
        </table:table-row>
        <table:table-row table:style-name="ro3">
          <table:table-cell table:style-name="ce32" office:value-type="string" calcext:value-type="string">
            <text:p>BOM</text:p>
          </table:table-cell>
          <table:table-cell table:style-name="ce36" table:formula="of:=[.H18]" office:value-type="float" office:value="73" calcext:value-type="float">
            <text:p>$73.00</text:p>
          </table:table-cell>
          <table:table-cell/>
          <table:table-cell table:style-name="ce2" office:value-type="string" calcext:value-type="string">
            <text:p>what is it?</text:p>
          </table:table-cell>
          <table:table-cell table:style-name="ce2" office:value-type="string" calcext:value-type="string">
            <text:p>how many?</text:p>
          </table:table-cell>
          <table:table-cell table:style-name="ce2" office:value-type="string" calcext:value-type="string">
            <text:p>where from?</text:p>
          </table:table-cell>
          <table:table-cell table:style-name="ce5" office:value-type="string" calcext:value-type="string">
            <text:p>how much?</text:p>
          </table:table-cell>
          <table:table-cell table:style-name="ce2" office:value-type="string" calcext:value-type="string">
            <text:p>for all of em?</text:p>
          </table:table-cell>
          <table:table-cell table:number-columns-repeated="5"/>
          <table:table-cell table:style-name="ce2"/>
          <table:table-cell table:number-columns-repeated="5"/>
          <table:table-cell table:style-name="ce2" table:number-columns-repeated="1001"/>
          <table:table-cell table:number-columns-repeated="2"/>
        </table:table-row>
        <table:table-row table:style-name="ro7">
          <table:table-cell table:style-name="ce32"/>
          <table:table-cell table:style-name="ce36"/>
          <table:table-cell table:number-columns-repeated="4"/>
          <table:table-cell table:style-name="ce4"/>
          <table:table-cell table:number-columns-repeated="2"/>
          <table:table-cell table:style-name="ce4" office:value-type="currency" office:currency="USD" office:value="6" calcext:value-type="currency">
            <text:p>$6.00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Batch Cost (inc labor)</text:p>
          </table:table-cell>
          <table:table-cell table:formula="of:=([.B4]+[.B5])*[.B3]" office:value-type="float" office:value="730" calcext:value-type="float">
            <text:p>$730.00</text:p>
          </table:table-cell>
          <table:table-cell/>
          <table:table-cell office:value-type="string" calcext:value-type="string">
            <text:p>Paper ro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Rainbow-Kraft-1369515-Finish-Paper/dp/B0062TMV0A/ref=sr_1_4?ie=UTF8&amp;qid=1523370521&amp;sr=8-4&amp;keywords=white+kraft+paper</text:p>
          </table:table-cell>
          <table:table-cell table:style-name="ce4" office:value-type="currency" office:currency="USD" office:value="23" calcext:value-type="currency">
            <text:p>$23.00</text:p>
          </table:table-cell>
          <table:table-cell table:style-name="ce4" table:formula="of:=[.G6]*[.E6]" office:value-type="currency" office:currency="USD" office:value="23" calcext:value-type="currency">
            <text:p>$23.0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Batch Shipping (from mfr)</text:p>
          </table:table-cell>
          <table:table-cell office:value-type="float" office:value="15" calcext:value-type="float">
            <text:p>$15.00</text:p>
          </table:table-cell>
          <table:table-cell/>
          <table:table-cell office:value-type="string" calcext:value-type="string">
            <text:p>ligh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mazon.com/Lusana-Studio-Photography-Continuous-LNA1004-EYLS949/dp/B076MLFHSN/ref=sr_1_2_sspa?ie=UTF8&amp;qid=1525367121&amp;sr=8-2-spons&amp;keywords=photo+light&amp;psc=1</text:p>
          </table:table-cell>
          <table:table-cell table:style-name="ce4" office:value-type="currency" office:currency="USD" office:value="29" calcext:value-type="currency">
            <text:p>$29.00</text:p>
          </table:table-cell>
          <table:table-cell table:style-name="ce4" table:formula="of:=[.G7]*[.E7]" office:value-type="currency" office:currency="USD" office:value="29" calcext:value-type="currency">
            <text:p>$29.0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6:.B7])" office:value-type="float" office:value="745" calcext:value-type="float">
            <text:p>$745.00</text:p>
          </table:table-cell>
          <table:table-cell/>
          <table:table-cell office:value-type="string" calcext:value-type="string">
            <text:p>Fasten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master </text:p>
          </table:table-cell>
          <table:table-cell table:style-name="ce4" office:value-type="currency" office:currency="USD" office:value="3" calcext:value-type="currency">
            <text:p>$3.00</text:p>
          </table:table-cell>
          <table:table-cell table:style-name="ce4" table:formula="of:=[.G8]*[.E8]" office:value-type="currency" office:currency="USD" office:value="3" calcext:value-type="currency">
            <text:p>$3.0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8]/[.B3]" office:value-type="float" office:value="74.5" calcext:value-type="float">
            <text:p>$74.50</text:p>
          </table:table-cell>
          <table:table-cell/>
          <table:table-cell office:value-type="string" calcext:value-type="string">
            <text:p>Bo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ine</text:p>
          </table:table-cell>
          <table:table-cell table:style-name="ce4" office:value-type="currency" office:currency="USD" office:value="10" calcext:value-type="currency">
            <text:p>$10.00</text:p>
          </table:table-cell>
          <table:table-cell table:style-name="ce4" table:formula="of:=[.G9]*[.E9]" office:value-type="currency" office:currency="USD" office:value="10" calcext:value-type="currency">
            <text:p>$10.0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8" office:value-type="float" office:value="0" calcext:value-type="float">
            <text:p>$0.00</text:p>
          </table:table-cell>
          <table:table-cell/>
          <table:table-cell office:value-type="string" calcext:value-type="string">
            <text:p>Stick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ickergiant</text:p>
          </table:table-cell>
          <table:table-cell table:style-name="ce4" office:value-type="currency" office:currency="USD" office:value="2" calcext:value-type="currency">
            <text:p>$2.00</text:p>
          </table:table-cell>
          <table:table-cell table:style-name="ce4" table:formula="of:=[.G10]*[.E10]" office:value-type="currency" office:currency="USD" office:value="2" calcext:value-type="currency">
            <text:p>$2.0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8" office:value-type="float" office:value="25" calcext:value-type="float">
            <text:p>$25.00</text:p>
          </table:table-cell>
          <table:table-cell table:number-columns-repeated="4"/>
          <table:table-cell table:style-name="ce4" table:number-columns-repeated="2"/>
          <table:table-cell table:number-columns-repeated="1014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3]*([.B10]+[.B11])+[.B8]" office:value-type="float" office:value="995" calcext:value-type="float">
            <text:p>$995.00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redit card fee (2.9%+$0.30)</text:p>
          </table:table-cell>
          <table:table-cell table:formula="of:=[.B12]*0.029+[.B3]*0.3" office:value-type="float" office:value="31.855" calcext:value-type="float">
            <text:p>$31.8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12]" office:value-type="float" office:value="69.65" calcext:value-type="float">
            <text:p>$69.65</text:p>
          </table:table-cell>
          <table:table-cell table:number-columns-repeated="4"/>
          <table:table-cell table:style-name="ce4" table:number-columns-repeated="2"/>
          <table:table-cell table:number-columns-repeated="1014"/>
        </table:table-row>
        <table:table-row table:style-name="ro7">
          <table:table-cell office:value-type="string" calcext:value-type="string">
            <text:p>Total COGS </text:p>
          </table:table-cell>
          <table:table-cell table:formula="of:=SUM([.B13:.B14];[.B12])" office:value-type="float" office:value="1096.505" calcext:value-type="float">
            <text:p>$1,096.51</text:p>
          </table:table-cell>
          <table:table-cell table:number-columns-repeated="4"/>
          <table:table-cell table:style-name="ce4" table:number-columns-repeated="2"/>
          <table:table-cell table:number-columns-repeated="1014"/>
        </table:table-row>
        <table:table-row table:style-name="ro7">
          <table:table-cell office:value-type="string" calcext:value-type="string">
            <text:p>Total COGS / photo booth kit</text:p>
          </table:table-cell>
          <table:table-cell table:formula="of:=[.B15]/[.B3]" office:value-type="float" office:value="109.6505" calcext:value-type="float">
            <text:p>$109.65</text:p>
          </table:table-cell>
          <table:table-cell table:number-columns-repeated="4"/>
          <table:table-cell table:style-name="ce6" office:value-type="string" calcext:value-type="string">
            <text:p>Single qty BOM cost</text:p>
          </table:table-cell>
          <table:table-cell table:style-name="ce4" table:formula="of:=SUM([.H6:.H14])" office:value-type="currency" office:currency="USD" office:value="67" calcext:value-type="currency">
            <text:p>$67.00</text:p>
          </table:table-cell>
          <table:table-cell table:number-columns-repeated="1014"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16]-[.B9]" office:value-type="float" office:value="35.1505" calcext:value-type="float">
            <text:p>$35.15</text:p>
          </table:table-cell>
          <table:table-cell table:number-columns-repeated="4"/>
          <table:table-cell table:style-name="ce4"/>
          <table:table-cell table:number-columns-repeated="1015"/>
        </table:table-row>
        <table:table-row table:style-name="ro6">
          <table:table-cell office:value-type="string" calcext:value-type="string">
            <text:p>Campaign price</text:p>
          </table:table-cell>
          <table:table-cell table:style-name="ce38" office:value-type="float" office:value="225" calcext:value-type="float">
            <text:p>$225.00</text:p>
          </table:table-cell>
          <table:table-cell table:number-columns-repeated="3"/>
          <table:table-cell table:style-name="ce3"/>
          <table:table-cell table:style-name="ce5" office:value-type="string" calcext:value-type="string">
            <text:p>Single Qty BOM with printed parts</text:p>
          </table:table-cell>
          <table:table-cell table:style-name="ce7" table:formula="of:=[.H16]+[.J5]" office:value-type="currency" office:currency="USD" office:value="73" calcext:value-type="currency">
            <text:p>$73.00</text:p>
          </table:table-cell>
          <table:table-cell table:number-columns-repeated="5"/>
          <table:table-cell table:style-name="ce3"/>
          <table:table-cell table:number-columns-repeated="5"/>
          <table:table-cell table:style-name="ce3" table:number-columns-repeated="1003"/>
        </table:table-row>
        <table:table-row table:style-name="ro1">
          <table:table-cell table:style-name="ce33"/>
          <table:table-cell table:style-name="ce34"/>
          <table:table-cell table:number-columns-repeated="1020"/>
        </table:table-row>
        <table:table-row table:style-name="ro8">
          <table:table-cell office:value-type="string" calcext:value-type="string">
            <text:p>Min # units</text:p>
          </table:table-cell>
          <table:table-cell table:style-name="ce47" table:formula="of:=CEILING([.B8]/([.B18]-[.B17]))" office:value-type="float" office:value="4" calcext:value-type="float">
            <text:p>4</text:p>
          </table:table-cell>
          <table:table-cell/>
          <table:table-cell table:style-name="ce4"/>
          <table:table-cell office:value-type="string" calcext:value-type="string">
            <text:p>profit per</text:p>
          </table:table-cell>
          <table:table-cell table:style-name="ce3" table:number-columns-repeated="2"/>
          <table:table-cell table:number-columns-repeated="1015"/>
        </table:table-row>
        <table:table-row table:style-name="ro1">
          <table:table-cell table:style-name="ce33"/>
          <table:table-cell table:style-name="ce34"/>
          <table:table-cell/>
          <table:table-cell table:style-name="ce4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20]*[.B18]" office:value-type="float" office:value="900" calcext:value-type="float">
            <text:p>$900.00</text:p>
          </table:table-cell>
          <table:table-cell table:number-columns-repeated="2"/>
          <table:table-cell table:formula="of:=([.B18]-[.B16])*[.E21]" office:value-type="float" office:value="115.3495" calcext:value-type="float">
            <text:p>115.3495</text:p>
          </table:table-cell>
          <table:table-cell table:formula="of:=([.B18]-[.B16])*[.F21]" office:value-type="float" office:value="1153.495" calcext:value-type="float">
            <text:p>1153.495</text:p>
          </table:table-cell>
          <table:table-cell table:formula="of:=([.B18]-[.B16])*[.G21]" office:value-type="float" office:value="11534.95" calcext:value-type="float">
            <text:p>11534.95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22]+[.B22]*0.15" office:value-type="float" office:value="1035" calcext:value-type="float">
            <text:p>$1,035.00</text:p>
          </table:table-cell>
          <table:table-cell table:number-columns-repeated="1020"/>
        </table:table-row>
        <table:table-row table:style-name="ro1">
          <table:table-cell table:style-name="Default" table:number-columns-repeated="2"/>
          <table:table-cell table:number-columns-repeated="1020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margin</text:p>
          </table:table-cell>
          <table:table-cell table:style-name="ce18" table:formula="of:=([.B18]-[.B16])/[.B18]" office:value-type="percentage" office:value="0.512664444444444" calcext:value-type="percentage">
            <text:p>51.27%</text:p>
          </table:table-cell>
          <table:table-cell table:number-columns-repeated="1017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4"/>
          <table:table-cell table:number-columns-repeated="1017"/>
        </table:table-row>
        <table:table-row table:style-name="ro1">
          <table:table-cell table:style-name="Default" table:number-columns-repeated="2"/>
          <table:table-cell table:number-columns-repeated="2"/>
          <table:table-cell office:value-type="string" calcext:value-type="string">
            <text:p>less sales tax</text:p>
          </table:table-cell>
          <table:table-cell table:style-name="ce18" table:formula="of:=[.E25]-0.07" office:value-type="percentage" office:value="0.442664444444444" calcext:value-type="percentage">
            <text:p>44.27%</text:p>
          </table:table-cell>
          <table:table-cell table:number-columns-repeated="1016"/>
        </table:table-row>
        <calcext:conditional-formats>
          <calcext:conditional-format calcext:target-range-address="'photo booth kit'.B20:'photo booth kit'.B20">
            <calcext:condition calcext:apply-style-name="ConditionalStyle_1" calcext:value="formula-is(LEN(TRIM([.B20]))&gt;0)" calcext:base-cell-address="'making-progress-bundle'.B20"/>
          </calcext:conditional-format>
        </calcext:conditional-formats>
      </table:table>
      <table:table table:name="getting-started-bundle" table:style-name="ta1">
        <table:table-column table:style-name="co23" table:default-cell-style-name="ce31"/>
        <table:table-column table:style-name="co24" table:default-cell-style-name="ce37"/>
        <table:table-column table:style-name="co2" table:number-columns-repeated="5" table:default-cell-style-name="Default"/>
        <table:table-row table:style-name="ro1">
          <table:table-cell table:style-name="Default" office:value-type="string" calcext:value-type="string">
            <text:p>Copyright 2018 by the Colorado Printing Project, ltd. CC-BY-SA 4.0</text:p>
          </table:table-cell>
          <table:table-cell table:style-name="ce34"/>
          <table:table-cell table:number-columns-repeated="5"/>
        </table:table-row>
        <table:table-row table:style-name="ro1">
          <table:table-cell table:style-name="Default"/>
          <table:table-cell table:style-name="ce34"/>
          <table:table-cell table:number-columns-repeated="5"/>
        </table:table-row>
        <table:table-row table:style-name="ro5">
          <table:table-cell table:style-name="ce30" office:value-type="string" calcext:value-type="string" table:number-columns-spanned="2" table:number-rows-spanned="1">
            <text:p>microcluster m2 funding goal calculator</text:p>
          </table:table-cell>
          <table:covered-table-cell table:style-name="ce34"/>
          <table:table-cell table:number-columns-repeated="5"/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5"/>
        </table:table-row>
        <table:table-row table:style-name="ro7">
          <table:table-cell table:style-name="ce32" office:value-type="string" calcext:value-type="string">
            <text:p>BOM</text:p>
          </table:table-cell>
          <table:table-cell table:style-name="ce36" table:formula="of:=['panel-kit-funding-calculator'.B17]+2*1500*0.85+['photo booth kit'.B16]" office:value-type="float" office:value="2795.35096333333" calcext:value-type="float">
            <text:p>$2,795.35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2 mini 2’s</text:p>
          </table:table-cell>
          <table:table-cell table:number-columns-repeated="2"/>
        </table:table-row>
        <table:table-row table:style-name="ro7">
          <table:table-cell table:style-name="ce32" office:value-type="string" calcext:value-type="string">
            <text:p>Labor</text:p>
          </table:table-cell>
          <table:table-cell table:style-name="ce36" office:value-type="float" office:value="15" calcext:value-type="float">
            <text:p>$15.00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microcluster basic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atch Cost (inc labor)</text:p>
          </table:table-cell>
          <table:table-cell table:style-name="ce42" table:formula="of:=([.B5]+[.B6])*[.B4]" office:value-type="currency" office:currency="USD" office:value="14051.7548166667" calcext:value-type="currency">
            <text:p>$14,051.7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photo booth add-on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Batch Shipping (from mfr)</text:p>
          </table:table-cell>
          <table:table-cell office:value-type="float" office:value="0" calcext:value-type="float">
            <text:p>$0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7:.B8])" office:value-type="float" office:value="14051.7548166667" calcext:value-type="float">
            <text:p>$14,051.75</text:p>
          </table:table-cell>
          <table:table-cell/>
          <table:table-cell table:formula="of:=SUM([.D5:.D7])" office:value-type="float" office:value="3475" calcext:value-type="float">
            <text:p>3475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9]/[.B4]" office:value-type="float" office:value="2810.35096333333" calcext:value-type="float">
            <text:p>$2,810.3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8" office:value-type="float" office:value="0" calcext:value-type="float">
            <text:p>$0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8" office:value-type="float" office:value="0" calcext:value-type="float">
            <text:p>$0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14051.7548166667" calcext:value-type="float">
            <text:p>$14,051.75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409.000889683333" calcext:value-type="float">
            <text:p>$409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13]" office:value-type="float" office:value="983.622837166667" calcext:value-type="float">
            <text:p>$983.62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 </text:p>
          </table:table-cell>
          <table:table-cell table:formula="of:=SUM([.B14:.B15];[.B13])" office:value-type="float" office:value="15444.3785435167" calcext:value-type="float">
            <text:p>$15,444.38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Total COGS/microcluster</text:p>
          </table:table-cell>
          <table:table-cell table:formula="of:=[.B16]/[.B4]" office:value-type="float" office:value="3088.87570870333" calcext:value-type="float">
            <text:p>$3,088.88</text:p>
          </table:table-cell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17]-[.B10]" office:value-type="float" office:value="278.52474537" calcext:value-type="float">
            <text:p>$278.52</text:p>
          </table:table-cell>
          <table:table-cell/>
          <table:table-cell table:style-name="ce4"/>
          <table:table-cell table:number-columns-repeated="3"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8" office:value-type="float" office:value="3400" calcext:value-type="float">
            <text:p>$3,400.00</text:p>
          </table:table-cell>
          <table:table-cell/>
          <table:table-cell table:style-name="ce4" office:value-type="string" calcext:value-type="string">
            <text:p>margin</text:p>
          </table:table-cell>
          <table:table-cell table:style-name="ce18" table:formula="of:=([.B19]-[.B17])/[.B19]" office:value-type="percentage" office:value="0.0915071444990195" calcext:value-type="percentage">
            <text:p>9.15%</text:p>
          </table:table-cell>
          <table:table-cell table:number-columns-repeated="2"/>
        </table:table-row>
        <table:table-row table:style-name="ro1">
          <table:table-cell table:style-name="ce33"/>
          <table:table-cell table:style-name="ce34"/>
          <table:table-cell/>
          <table:table-cell table:style-name="ce4" office:value-type="string" calcext:value-type="string">
            <text:p>profit per</text:p>
          </table:table-cell>
          <table:table-cell table:style-name="ce4" table:formula="of:=[.B19]-[.B17]" office:value-type="currency" office:currency="USD" office:value="311.124291296666" calcext:value-type="currency">
            <text:p>$311.12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Min # units</text:p>
          </table:table-cell>
          <table:table-cell table:style-name="ce48" table:formula="of:=CEILING([.B9]/([.B19]-[.B18]))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style-name="ce33"/>
          <table:table-cell table:style-name="ce34"/>
          <table:table-cell table:number-columns-repeated="5"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21]*[.B19]" office:value-type="float" office:value="17000" calcext:value-type="float">
            <text:p>$17,000.00</text:p>
          </table:table-cell>
          <table:table-cell table:number-columns-repeated="5"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23]+[.B23]*0.15" office:value-type="float" office:value="19550" calcext:value-type="float">
            <text:p>$19,550.00</text:p>
          </table:table-cell>
          <table:table-cell table:number-columns-repeated="5"/>
        </table:table-row>
        <table:table-row table:style-name="ro1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12"/>
          <table:table-cell table:style-name="ce4"/>
          <table:table-cell table:number-columns-repeated="2"/>
        </table:table-row>
        <table:table-row table:style-name="ro1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table:table-row table:style-name="ro1">
          <table:table-cell table:style-name="Default" table:number-columns-repeated="2"/>
          <table:table-cell/>
          <table:table-cell table:style-name="ce4"/>
          <table:table-cell table:number-columns-repeated="2"/>
          <table:table-cell table:style-name="ce4"/>
        </table:table-row>
        <calcext:conditional-formats>
          <calcext:conditional-format calcext:target-range-address="'getting-started-bundle'.B21:'getting-started-bundle'.B21">
            <calcext:condition calcext:apply-style-name="ConditionalStyle_1" calcext:value="formula-is(LEN(TRIM([.B21]))&gt;0)" calcext:base-cell-address="octopanel.B21"/>
          </calcext:conditional-format>
        </calcext:conditional-formats>
      </table:table>
      <table:table table:name="making-progress-bundle" table:style-name="ta1">
        <table:table-column table:style-name="co25" table:default-cell-style-name="ce31"/>
        <table:table-column table:style-name="co7" table:default-cell-style-name="ce37"/>
        <table:table-column table:style-name="co2" table:number-columns-repeated="7" table:default-cell-style-name="Default"/>
        <table:table-row table:style-name="ro1">
          <table:table-cell table:style-name="Default" office:value-type="string" calcext:value-type="string">
            <text:p>Copyright 2018 by the Colorado Printing Project, ltd. CC-BY-SA 4.0</text:p>
          </table:table-cell>
          <table:table-cell table:style-name="ce34"/>
          <table:table-cell table:number-columns-repeated="7"/>
        </table:table-row>
        <table:table-row table:style-name="ro1">
          <table:table-cell table:style-name="Default"/>
          <table:table-cell table:style-name="ce34"/>
          <table:table-cell table:number-columns-repeated="7"/>
        </table:table-row>
        <table:table-row table:style-name="ro5">
          <table:table-cell table:style-name="ce30" office:value-type="string" calcext:value-type="string" table:number-columns-spanned="2" table:number-rows-spanned="1">
            <text:p>microcluster tt3 funding goal calculator</text:p>
          </table:table-cell>
          <table:covered-table-cell table:style-name="ce34"/>
          <table:table-cell table:number-columns-repeated="5"/>
          <table:table-cell office:value-type="string" calcext:value-type="string">
            <text:p>no printers</text:p>
          </table:table-cell>
          <table:table-cell/>
        </table:table-row>
        <table:table-row table:style-name="ro7">
          <table:table-cell office:value-type="string" calcext:value-type="string">
            <text:p>Batch Qty</text:p>
          </table:table-cell>
          <table:table-cell table:style-name="ce35" office:value-type="float" office:value="1" calcext:value-type="float">
            <text:p>1</text:p>
          </table:table-cell>
          <table:table-cell/>
          <table:table-cell office:value-type="string" calcext:value-type="string">
            <text:p>full stack</text:p>
          </table:table-cell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</table:table-row>
        <table:table-row table:style-name="ro7">
          <table:table-cell table:style-name="ce32" office:value-type="string" calcext:value-type="string">
            <text:p>BOM</text:p>
          </table:table-cell>
          <table:table-cell table:style-name="ce36" table:formula="of:=['panel-kit-funding-calculator'.B5]*2+3*(2500)*0.85+450*2+500+3*([octopanel.B41]+[lightpanel.B17])+['printed-part-funding-calculator'.B17]*2+110" office:value-type="float" office:value="8774.52881114074" calcext:value-type="float">
            <text:p>$8,774.53</text:p>
          </table:table-cell>
          <table:table-cell/>
          <table:table-cell office:value-type="string" calcext:value-type="string">
            <text:p>3 TAZ</text:p>
          </table:table-cell>
          <table:table-cell table:formula="of:=7500" office:value-type="float" office:value="7500" calcext:value-type="float">
            <text:p>7500</text:p>
          </table:table-cell>
          <table:table-cell table:formula="of:=[.E5]*0.85" office:value-type="float" office:value="6375" calcext:value-type="float">
            <text:p>6375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7">
          <table:table-cell table:style-name="ce32" office:value-type="string" calcext:value-type="string">
            <text:p>Labor</text:p>
          </table:table-cell>
          <table:table-cell table:style-name="ce36" office:value-type="float" office:value="0" calcext:value-type="float">
            <text:p>$0.00</text:p>
          </table:table-cell>
          <table:table-cell/>
          <table:table-cell office:value-type="string" calcext:value-type="string">
            <text:p>2 Twoolhead</text:p>
          </table:table-cell>
          <table:table-cell office:value-type="float" office:value="1200" calcext:value-type="float">
            <text:p>1200</text:p>
          </table:table-cell>
          <table:table-cell table:formula="of:=900" office:value-type="float" office:value="900" calcext:value-type="float">
            <text:p>90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Batch Cost (inc labor)</text:p>
          </table:table-cell>
          <table:table-cell table:style-name="ce42" table:formula="of:=([.B5]+[.B6])*[.B4]" office:value-type="currency" office:currency="USD" office:value="8774.52881114074" calcext:value-type="currency">
            <text:p>$8,774.53</text:p>
          </table:table-cell>
          <table:table-cell/>
          <table:table-cell office:value-type="string" calcext:value-type="string">
            <text:p>1 ludicroustruder</text:p>
          </table:table-cell>
          <table:table-cell office:value-type="float" office:value="650" calcext:value-type="float">
            <text:p>650</text:p>
          </table:table-cell>
          <table:table-cell table:formula="of:=500" office:value-type="float" office:value="500" calcext:value-type="float">
            <text:p>50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Batch Shipping (from mfr)</text:p>
          </table:table-cell>
          <table:table-cell office:value-type="float" office:value="100" calcext:value-type="float">
            <text:p>$100.00</text:p>
          </table:table-cell>
          <table:table-cell/>
          <table:table-cell office:value-type="string" calcext:value-type="string">
            <text:p>3 octopanel</text:p>
          </table:table-cell>
          <table:table-cell office:value-type="float" office:value="450" calcext:value-type="float">
            <text:p>450</text:p>
          </table:table-cell>
          <table:table-cell table:formula="of:=400" office:value-type="float" office:value="400" calcext:value-type="float">
            <text:p>400</text:p>
          </table:table-cell>
          <table:table-cell/>
          <table:table-cell office:value-type="float" office:value="450" calcext:value-type="float">
            <text:p>450</text:p>
          </table:table-cell>
          <table:table-cell table:formula="of:=400" office:value-type="float" office:value="400" calcext:value-type="float">
            <text:p>400</text:p>
          </table:table-cell>
        </table:table-row>
        <table:table-row table:style-name="ro7">
          <table:table-cell office:value-type="string" calcext:value-type="string">
            <text:p>Batch Subtotal</text:p>
          </table:table-cell>
          <table:table-cell table:formula="of:=SUM([.B7:.B8])" office:value-type="float" office:value="8874.52881114074" calcext:value-type="float">
            <text:p>$8,874.53</text:p>
          </table:table-cell>
          <table:table-cell/>
          <table:table-cell office:value-type="string" calcext:value-type="string">
            <text:p>3 lights</text:p>
          </table:table-cell>
          <table:table-cell office:value-type="float" office:value="300" calcext:value-type="float">
            <text:p>300</text:p>
          </table:table-cell>
          <table:table-cell table:formula="of:=100" office:value-type="float" office:value="100" calcext:value-type="float">
            <text:p>100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100" office:value-type="float" office:value="100" calcext:value-type="float">
            <text:p>100</text:p>
          </table:table-cell>
        </table:table-row>
        <table:table-row table:style-name="ro7">
          <table:table-cell office:value-type="string" calcext:value-type="string">
            <text:p>Freight on board cost</text:p>
          </table:table-cell>
          <table:table-cell table:formula="of:=[.B9]/[.B4]" office:value-type="float" office:value="8874.52881114074" calcext:value-type="float">
            <text:p>$8,874.53</text:p>
          </table:table-cell>
          <table:table-cell/>
          <table:table-cell office:value-type="string" calcext:value-type="string">
            <text:p>pp</text:p>
          </table:table-cell>
          <table:table-cell office:value-type="float" office:value="200" calcext:value-type="float">
            <text:p>200</text:p>
          </table:table-cell>
          <table:table-cell table:formula="of:=75" office:value-type="float" office:value="75" calcext:value-type="float">
            <text:p>75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75" office:value-type="float" office:value="75" calcext:value-type="float">
            <text:p>75</text:p>
          </table:table-cell>
        </table:table-row>
        <table:table-row table:style-name="ro7">
          <table:table-cell office:value-type="string" calcext:value-type="string">
            <text:p>Fulfilment fee (pkg + storage)</text:p>
          </table:table-cell>
          <table:table-cell table:style-name="ce38" office:value-type="float" office:value="0" calcext:value-type="float">
            <text:p>$0.00</text:p>
          </table:table-cell>
          <table:table-cell/>
          <table:table-cell office:value-type="string" calcext:value-type="string">
            <text:p>shelf</text:p>
          </table:table-cell>
          <table:table-cell office:value-type="float" office:value="100" calcext:value-type="float">
            <text:p>100</text:p>
          </table:table-cell>
          <table:table-cell table:formula="of:=85" office:value-type="float" office:value="85" calcext:value-type="float">
            <text:p>85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85" office:value-type="float" office:value="85" calcext:value-type="float">
            <text:p>85</text:p>
          </table:table-cell>
        </table:table-row>
        <table:table-row table:style-name="ro7">
          <table:table-cell office:value-type="string" calcext:value-type="string">
            <text:p>Est. freight to customer</text:p>
          </table:table-cell>
          <table:table-cell table:style-name="ce38" office:value-type="float" office:value="150" calcext:value-type="float">
            <text:p>$150.00</text:p>
          </table:table-cell>
          <table:table-cell table:number-columns-repeated="2"/>
          <table:table-cell table:formula="of:=SUM([.E4:.E11])" office:value-type="float" office:value="10700" calcext:value-type="float">
            <text:p>10700</text:p>
          </table:table-cell>
          <table:table-cell table:formula="of:=SUM([.F4:.F11])" office:value-type="float" office:value="8635" calcext:value-type="float">
            <text:p>8635</text:p>
          </table:table-cell>
          <table:table-cell/>
          <table:table-cell table:formula="of:=SUM([.H4:.H11])" office:value-type="float" office:value="1350" calcext:value-type="float">
            <text:p>1350</text:p>
          </table:table-cell>
          <table:table-cell table:formula="of:=SUM([.I4:.I11])" office:value-type="float" office:value="860" calcext:value-type="float">
            <text:p>860</text:p>
          </table:table-cell>
        </table:table-row>
        <table:table-row table:style-name="ro7">
          <table:table-cell office:value-type="string" calcext:value-type="string">
            <text:p>Total COGS less CC + CS fees</text:p>
          </table:table-cell>
          <table:table-cell table:formula="of:=[.B4]*([.B11]+[.B12])+[.B9]" office:value-type="float" office:value="9024.52881114074" calcext:value-type="float">
            <text:p>$9,024.53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Credit card fee (2.9%+$0.30)</text:p>
          </table:table-cell>
          <table:table-cell table:formula="of:=[.B13]*0.029+[.B4]*0.3" office:value-type="float" office:value="262.011335523082" calcext:value-type="float">
            <text:p>$262.01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CrowdSupply fee (7%)</text:p>
          </table:table-cell>
          <table:table-cell table:formula="of:=0.07*[.B13]" office:value-type="float" office:value="631.717016779852" calcext:value-type="float">
            <text:p>$631.72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Total COGS </text:p>
          </table:table-cell>
          <table:table-cell table:formula="of:=SUM([.B14:.B15];[.B13])" office:value-type="float" office:value="9918.25716344367" calcext:value-type="float">
            <text:p>$9,918.26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Total COGS/microcluster</text:p>
          </table:table-cell>
          <table:table-cell table:formula="of:=[.B16]/[.B4]" office:value-type="float" office:value="9918.25716344367" calcext:value-type="float">
            <text:p>$9,918.26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Non MOQ COGS</text:p>
          </table:table-cell>
          <table:table-cell table:formula="of:=[.B17]-[.B10]" office:value-type="float" office:value="1043.72835230293" calcext:value-type="float">
            <text:p>$1,043.73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Campaign price</text:p>
          </table:table-cell>
          <table:table-cell table:style-name="ce38" office:value-type="float" office:value="12500" calcext:value-type="float">
            <text:p>$12,500.00</text:p>
          </table:table-cell>
          <table:table-cell table:number-columns-repeated="2"/>
          <table:table-cell table:style-name="ce4" table:formula="of:=[.B19]-[.B17]" office:value-type="currency" office:currency="USD" office:value="2581.74283655633" calcext:value-type="currency">
            <text:p>$2,581.74</text:p>
          </table:table-cell>
          <table:table-cell table:number-columns-repeated="4"/>
        </table:table-row>
        <table:table-row table:style-name="ro1">
          <table:table-cell table:style-name="ce33"/>
          <table:table-cell table:style-name="ce34"/>
          <table:table-cell table:number-columns-repeated="2"/>
          <table:table-cell table:style-name="ce18" table:formula="of:=[.E19]/[.B19]" office:value-type="percentage" office:value="0.206539426924506" calcext:value-type="percentage">
            <text:p>20.65%</text:p>
          </table:table-cell>
          <table:table-cell table:number-columns-repeated="4"/>
        </table:table-row>
        <table:table-row table:style-name="ro9">
          <table:table-cell office:value-type="string" calcext:value-type="string">
            <text:p>Min # units</text:p>
          </table:table-cell>
          <table:table-cell table:style-name="ce49" table:formula="of:=CEILING([.B9]/([.B19]-[.B18])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33"/>
          <table:table-cell table:style-name="ce34"/>
          <table:table-cell table:number-columns-repeated="7"/>
        </table:table-row>
        <table:table-row table:style-name="ro7">
          <table:table-cell office:value-type="string" calcext:value-type="string">
            <text:p>Funding goal without cushion</text:p>
          </table:table-cell>
          <table:table-cell table:formula="of:=[.B21]*[.B19]" office:value-type="float" office:value="12500" calcext:value-type="float">
            <text:p>$12,500.00</text:p>
          </table:table-cell>
          <table:table-cell table:number-columns-repeated="7"/>
        </table:table-row>
        <table:table-row table:style-name="ro7">
          <table:table-cell office:value-type="string" calcext:value-type="string">
            <text:p>Funding goal with cushion</text:p>
          </table:table-cell>
          <table:table-cell table:formula="of:=[.B23]+[.B23]*0.15" office:value-type="float" office:value="14375" calcext:value-type="float">
            <text:p>$14,375.00</text:p>
          </table:table-cell>
          <table:table-cell table:number-columns-repeated="7"/>
        </table:table-row>
        <calcext:conditional-formats>
          <calcext:conditional-format calcext:target-range-address="'making-progress-bundle'.B21:'making-progress-bundle'.B21">
            <calcext:condition calcext:apply-style-name="ConditionalStyle_1" calcext:value="formula-is(LEN(TRIM([.B21]))&gt;0)" calcext:base-cell-address="'making-progress-bundle'.B2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text>$</number:text>
      <number:number number:decimal-places="2" loext:min-decimal-places="2" number:min-integer-digits="1" number:grouping="true"/>
    </number:number-style>
    <number:number-style style:name="N134">
      <number:number number:decimal-places="1" loext:min-decimal-places="1" number:min-integer-digits="1"/>
    </number:number-style>
    <number:number-style style:name="N135">
      <number:number number:decimal-places="12" loext:min-decimal-places="12" number:min-integer-digits="1"/>
    </number:number-style>
    <number:number-style style:name="N136">
      <number:number number:decimal-places="11" loext:min-decimal-places="11" number:min-integer-digits="1"/>
    </number:number-style>
    <number:number-style style:name="N137">
      <number:number number:decimal-places="10" loext:min-decimal-places="10" number:min-integer-digits="1"/>
    </number:number-style>
    <number:number-style style:name="N138">
      <number:number number:decimal-places="14" loext:min-decimal-places="14" number:min-integer-digits="1"/>
    </number:number-style>
    <number:number-style style:name="N139">
      <number:number number:decimal-places="13" loext:min-decimal-places="13" number:min-integer-digits="1"/>
    </number:number-style>
    <number:number-style style:name="N140">
      <number:number number:decimal-places="1" loext:min-decimal-places="1" number:min-integer-digits="1" number:grouping="true"/>
    </number:number-style>
    <number:currency-style style:name="N142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42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42P0"/>
    </number:currency-style>
    <number:currency-style style:name="N14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4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44P0"/>
    </number:currency-style>
    <number:currency-style style:name="N14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146P0"/>
    </number:currency-style>
    <number:currency-style style:name="N148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48P0"/>
    </number:currency-style>
    <number:currency-style style:name="N150P0" style:volatile="true">
      <number:currency-symbol number:language="en" number:country="US">$</number:currency-symbol>
      <number:number number:decimal-places="7" loext:min-decimal-places="7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7" loext:min-decimal-places="7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8" loext:min-decimal-places="8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8" loext:min-decimal-places="8" number:min-integer-digits="1" number:grouping="true"/>
      <style:map style:condition="value()&gt;=0" style:apply-style-name="N152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b7e1c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0/00/0000</text:date>, <text:time style:data-style-name="N2" text:time-value="16:53:08.1088329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1T17:43:34.596000000</meta:creation-date>
    <dc:date>2018-06-21T15:14:18.371424303</dc:date>
    <meta:editing-duration>P34DT20H44M41S</meta:editing-duration>
    <meta:editing-cycles>37</meta:editing-cycles>
    <meta:generator>LibreOffice/5.2.7.2$Linux_X86_64 LibreOffice_project/20m0$Build-2</meta:generator>
    <meta:document-statistic meta:table-count="9" meta:cell-count="770" meta:object-count="0"/>
  </office:meta>
</office:document-meta>
</file>